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0pt" style:font-size-asian="20pt" style:font-size-complex="20pt" fo:font-weight="bold" style:font-weight-asian="bold" style:font-weight-complex="bold"/>
    </style:style>
    <style:style style:name="T1_2" style:family="text">
      <style:text-properties fo:font-size="20pt" style:font-size-asian="20pt" style:font-size-complex="20pt" fo:font-weight="bold" style:font-weight-asian="bold" style:font-weight-complex="bold"/>
    </style:style>
    <style:style style:name="T1_3" style:family="text">
      <style:text-properties fo:font-size="20pt" style:font-size-asian="20pt" style:font-size-complex="20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color="#262626" fo:font-size="24pt" style:font-size-asian="24pt" style:font-size-complex="24pt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  <style:text-properties fo:font-size="26pt" style:font-size-asian="26pt" style:font-size-complex="26pt" fo:font-weight="bold" style:font-weight-asian="bold" style:font-weight-complex="bold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fo:color="#262626" fo:font-weight="bold" style:font-weight-asian="bold" style:font-weight-complex="bold"/>
    </style:style>
    <style:style style:name="T4_2" style:family="text">
      <style:text-properties fo:color="#262626"/>
    </style:style>
    <style:style style:name="T4_3" style:family="text">
      <style:text-properties fo:color="#262626"/>
    </style:style>
    <style:style style:name="T4_4" style:family="text">
      <style:text-properties fo:color="#262626"/>
    </style:style>
    <style:style style:name="T4_5" style:family="text">
      <style:text-properties fo:color="#262626"/>
    </style:style>
    <style:style style:name="T4_6" style:family="text">
      <style:text-properties fo:color="#262626"/>
    </style:style>
    <style:style style:name="T4_7" style:family="text">
      <style:text-properties fo:color="#262626"/>
    </style:style>
    <style:style style:name="T4_8" style:family="text">
      <style:text-properties fo:color="#262626"/>
    </style:style>
    <style:style style:name="T4_9" style:family="text">
      <style:text-properties fo:color="#262626"/>
    </style:style>
    <style:style style:name="T4_10" style:family="text">
      <style:text-properties fo:color="#262626"/>
    </style:style>
    <style:style style:name="T4_11" style:family="text">
      <style:text-properties fo:color="#262626"/>
    </style:style>
    <style:style style:name="T4_12" style:family="text">
      <style:text-properties fo:color="#262626"/>
    </style:style>
    <style:style style:name="T4_13" style:family="text">
      <style:text-properties fo:color="#262626"/>
    </style:style>
    <style:style style:name="T4_14" style:family="text">
      <style:text-properties fo:color="#262626"/>
    </style:style>
    <style:style style:name="T4_15" style:family="text">
      <style:text-properties fo:color="#262626"/>
    </style:style>
    <style:style style:name="T4_16" style:family="text">
      <style:text-properties fo:color="#262626"/>
    </style:style>
    <style:style style:name="T4_17" style:family="text">
      <style:text-properties fo:color="#262626"/>
    </style:style>
    <style:style style:name="T4_18" style:family="text">
      <style:text-properties fo:color="#262626"/>
    </style:style>
    <style:style style:name="T4_19" style:family="text">
      <style:text-properties fo:color="#262626"/>
    </style:style>
    <style:style style:name="T4_20" style:family="text">
      <style:text-properties fo:color="#262626"/>
    </style:style>
    <style:style style:name="T4_21" style:family="text">
      <style:text-properties fo:color="#262626"/>
    </style:style>
    <style:style style:name="T4_22" style:family="text">
      <style:text-properties fo:color="#262626"/>
    </style:style>
    <style:style style:name="T4_23" style:family="text">
      <style:text-properties fo:color="#262626"/>
    </style:style>
    <style:style style:name="T4_24" style:family="text">
      <style:text-properties fo:color="#262626"/>
    </style:style>
    <style:style style:name="T4_25" style:family="text">
      <style:text-properties fo:color="#262626"/>
    </style:style>
    <style:style style:name="T4_26" style:family="text">
      <style:text-properties fo:color="#262626"/>
    </style:style>
    <style:style style:name="T4_27" style:family="text">
      <style:text-properties fo:color="#262626"/>
    </style:style>
    <style:style style:name="T4_28" style:family="text">
      <style:text-properties fo:color="#262626"/>
    </style:style>
    <style:style style:name="T4_29" style:family="text">
      <style:text-properties fo:color="#262626"/>
    </style:style>
    <style:style style:name="T4_30" style:family="text">
      <style:text-properties fo:color="#262626"/>
    </style:style>
    <style:style style:name="T4_31" style:family="text">
      <style:text-properties fo:color="#262626"/>
    </style:style>
    <style:style style:name="T4_32" style:family="text">
      <style:text-properties fo:color="#262626"/>
    </style:style>
    <style:style style:name="T4_33" style:family="text">
      <style:text-properties fo:color="#262626"/>
    </style:style>
    <style:style style:name="T4_34" style:family="text">
      <style:text-properties fo:color="#262626"/>
    </style:style>
    <style:style style:name="T4_35" style:family="text">
      <style:text-properties fo:color="#262626"/>
    </style:style>
    <style:style style:name="T4_36" style:family="text">
      <style:text-properties fo:color="#262626"/>
    </style:style>
    <style:style style:name="T4_37" style:family="text">
      <style:text-properties fo:color="#262626"/>
    </style:style>
    <style:style style:name="T4_38" style:family="text">
      <style:text-properties fo:color="#262626"/>
    </style:style>
    <style:style style:name="T4_39" style:family="text">
      <style:text-properties fo:color="#262626"/>
    </style:style>
    <style:style style:name="T4_40" style:family="text">
      <style:text-properties fo:color="#262626"/>
    </style:style>
    <style:style style:name="T4_41" style:family="text">
      <style:text-properties fo:color="#262626"/>
    </style:style>
    <style:style style:name="T4_42" style:family="text">
      <style:text-properties fo:color="#262626"/>
    </style:style>
    <style:style style:name="T4_43" style:family="text">
      <style:text-properties fo:color="#262626"/>
    </style:style>
    <style:style style:name="T4_44" style:family="text">
      <style:text-properties fo:color="#262626"/>
    </style:style>
    <style:style style:name="T4_45" style:family="text">
      <style:text-properties fo:color="#262626"/>
    </style:style>
    <style:style style:name="T4_46" style:family="text">
      <style:text-properties fo:color="#262626"/>
    </style:style>
    <style:style style:name="T4_47" style:family="text">
      <style:text-properties fo:color="#262626"/>
    </style:style>
    <style:style style:name="T4_48" style:family="text">
      <style:text-properties fo:color="#262626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fo:color="#262626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color="#262626" fo:font-weight="bold" style:font-weight-asian="bold" style:font-weight-complex="bold"/>
    </style:style>
    <style:style style:name="T6_2" style:family="text">
      <style:text-properties fo:color="#262626"/>
    </style:style>
    <style:style style:name="T6_3" style:family="text">
      <style:text-properties fo:color="#262626"/>
    </style:style>
    <style:style style:name="T6_4" style:family="text">
      <style:text-properties fo:color="#262626"/>
    </style:style>
    <style:style style:name="T6_5" style:family="text">
      <style:text-properties fo:color="#262626"/>
    </style:style>
    <style:style style:name="T6_6" style:family="text">
      <style:text-properties fo:color="#262626"/>
    </style:style>
    <style:style style:name="T6_7" style:family="text">
      <style:text-properties fo:color="#262626"/>
    </style:style>
    <style:style style:name="T6_8" style:family="text">
      <style:text-properties fo:color="#262626"/>
    </style:style>
    <style:style style:name="T6_9" style:family="text">
      <style:text-properties fo:color="#262626"/>
    </style:style>
    <style:style style:name="T6_10" style:family="text">
      <style:text-properties fo:color="#262626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fo:break-before="auto" fo:text-indent="-0.635cm" fo:line-height="115%" style:writing-mode="lr-tb"/>
    </style:style>
    <style:style style:name="T11_1" style:family="text"/>
    <style:style style:name="T11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1_3" style:family="text">
      <style:text-properties fo:color="#1a1a1a"/>
    </style:style>
    <style:style style:name="T11_4" style:family="text">
      <style:text-properties fo:color="#1a1a1a"/>
    </style:style>
    <style:style style:name="T11_5" style:family="text">
      <style:text-properties fo:color="#1a1a1a"/>
    </style:style>
    <style:style style:name="T11_6" style:family="text">
      <style:text-properties fo:color="#1a1a1a"/>
    </style:style>
    <style:style style:name="T11_7" style:family="text">
      <style:text-properties fo:color="#1a1a1a"/>
    </style:style>
    <style:style style:name="T11_8" style:family="text">
      <style:text-properties fo:color="#1a1a1a"/>
    </style:style>
    <style:style style:name="T11_9" style:family="text">
      <style:text-properties fo:color="#1a1a1a"/>
    </style:style>
    <style:style style:name="T11_10" style:family="text">
      <style:text-properties fo:color="#1a1a1a"/>
    </style:style>
    <style:style style:name="T11_11" style:family="text">
      <style:text-properties fo:color="#1a1a1a"/>
    </style:style>
    <style:style style:name="T11_12" style:family="text">
      <style:text-properties fo:color="#1a1a1a"/>
    </style:style>
    <style:style style:name="T11_13" style:family="text">
      <style:text-properties fo:color="#1a1a1a"/>
    </style:style>
    <style:style style:name="T11_14" style:family="text">
      <style:text-properties fo:color="#1a1a1a"/>
    </style:style>
    <style:style style:name="T11_15" style:family="text">
      <style:text-properties fo:color="#1a1a1a"/>
    </style:style>
    <style:style style:name="T11_16" style:family="text">
      <style:text-properties fo:color="#1a1a1a"/>
    </style:style>
    <style:style style:name="T11_17" style:family="text">
      <style:text-properties fo:color="#1a1a1a"/>
    </style:style>
    <style:style style:name="T11_18" style:family="text">
      <style:text-properties fo:color="#1a1a1a"/>
    </style:style>
    <style:style style:name="P12" style:family="paragraph" style:parent-style-name="Standard">
      <style:paragraph-properties fo:text-align="justify" fo:break-before="auto" fo:text-indent="-0.635cm" fo:line-height="115%" style:writing-mode="lr-tb"/>
    </style:style>
    <style:style style:name="T12_1" style:family="text"/>
    <style:style style:name="T12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2_3" style:family="text">
      <style:text-properties fo:color="#1a1a1a"/>
    </style:style>
    <style:style style:name="T12_4" style:family="text">
      <style:text-properties fo:color="#1a1a1a"/>
    </style:style>
    <style:style style:name="T12_5" style:family="text">
      <style:text-properties fo:color="#1a1a1a"/>
    </style:style>
    <style:style style:name="T12_6" style:family="text">
      <style:text-properties fo:color="#1a1a1a"/>
    </style:style>
    <style:style style:name="T12_7" style:family="text">
      <style:text-properties fo:color="#1a1a1a"/>
    </style:style>
    <style:style style:name="T12_8" style:family="text">
      <style:text-properties fo:color="#1a1a1a"/>
    </style:style>
    <style:style style:name="T12_9" style:family="text">
      <style:text-properties fo:color="#1a1a1a"/>
    </style:style>
    <style:style style:name="T12_10" style:family="text">
      <style:text-properties fo:color="#1a1a1a"/>
    </style:style>
    <style:style style:name="T12_11" style:family="text">
      <style:text-properties fo:color="#1a1a1a"/>
    </style:style>
    <style:style style:name="T12_12" style:family="text">
      <style:text-properties fo:color="#1a1a1a"/>
    </style:style>
    <style:style style:name="P13" style:family="paragraph" style:parent-style-name="Standard">
      <style:paragraph-properties fo:text-align="justify" fo:break-before="auto" fo:text-indent="-0.635cm" fo:line-height="115%" style:writing-mode="lr-tb"/>
    </style:style>
    <style:style style:name="T13_1" style:family="text"/>
    <style:style style:name="T13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text-align="justify" fo:break-before="auto" fo:text-indent="-0.635cm" fo:line-height="115%" style:writing-mode="lr-tb"/>
    </style:style>
    <style:style style:name="T17_1" style:family="text"/>
    <style:style style:name="T17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P18" style:family="paragraph" style:parent-style-name="Standard">
      <style:paragraph-properties fo:text-align="justify" fo:break-before="auto" fo:text-indent="-0.635cm" fo:line-height="115%" style:writing-mode="lr-tb"/>
    </style:style>
    <style:style style:name="T18_1" style:family="text"/>
    <style:style style:name="T18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P19" style:family="paragraph" style:parent-style-name="Standard">
      <style:paragraph-properties fo:text-align="justify" fo:break-before="auto" fo:text-indent="-0.635cm" fo:line-height="115%" style:writing-mode="lr-tb"/>
    </style:style>
    <style:style style:name="T19_1" style:family="text"/>
    <style:style style:name="T19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P20" style:family="paragraph" style:parent-style-name="Standard">
      <style:paragraph-properties fo:text-align="justify" fo:break-before="auto" fo:text-indent="-0.635cm" fo:line-height="115%" style:writing-mode="lr-tb"/>
    </style:style>
    <style:style style:name="T20_1" style:family="text"/>
    <style:style style:name="T20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P21" style:family="paragraph" style:parent-style-name="Standard">
      <style:paragraph-properties fo:text-align="justify" fo:break-before="auto" fo:text-indent="-0.635cm" fo:line-height="115%" style:writing-mode="lr-tb"/>
    </style:style>
    <style:style style:name="T21_1" style:family="text"/>
    <style:style style:name="T21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P22" style:family="paragraph" style:parent-style-name="Standard">
      <style:paragraph-properties fo:text-align="justify" fo:break-before="auto" fo:text-indent="-0.635cm" fo:line-height="115%" style:writing-mode="lr-tb"/>
    </style:style>
    <style:style style:name="T22_1" style:family="text"/>
    <style:style style:name="T22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P23" style:family="paragraph" style:parent-style-name="Standard">
      <style:paragraph-properties fo:text-align="justify" fo:break-before="auto" fo:text-indent="-0.635cm" fo:line-height="115%" style:writing-mode="lr-tb"/>
    </style:style>
    <style:style style:name="T23_1" style:family="text"/>
    <style:style style:name="T23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P24" style:family="paragraph" style:parent-style-name="Standard">
      <style:paragraph-properties fo:text-align="justify" fo:break-before="auto" fo:text-indent="-0.635cm" fo:line-height="115%" style:writing-mode="lr-tb"/>
    </style:style>
    <style:style style:name="T24_1" style:family="text"/>
    <style:style style:name="T24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P25" style:family="paragraph" style:parent-style-name="Standard">
      <style:paragraph-properties fo:text-align="justify" fo:break-before="auto" fo:text-indent="-0.635cm" fo:line-height="115%" style:writing-mode="lr-tb"/>
    </style:style>
    <style:style style:name="T25_1" style:family="text"/>
    <style:style style:name="T25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P26" style:family="paragraph" style:parent-style-name="Standard">
      <style:paragraph-properties fo:text-align="justify" fo:break-before="auto" fo:text-indent="-0.635cm" fo:line-height="115%" style:writing-mode="lr-tb"/>
    </style:style>
    <style:style style:name="T26_1" style:family="text"/>
    <style:style style:name="T26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P27" style:family="paragraph" style:parent-style-name="Standard">
      <style:paragraph-properties fo:text-align="justify" fo:break-before="auto" fo:text-indent="-0.635cm" fo:line-height="115%" style:writing-mode="lr-tb"/>
    </style:style>
    <style:style style:name="T27_1" style:family="text"/>
    <style:style style:name="T27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text-align="justify" fo:break-before="auto" fo:text-indent="-0.635cm" fo:line-height="115%" style:writing-mode="lr-tb"/>
    </style:style>
    <style:style style:name="T31_1" style:family="text"/>
    <style:style style:name="T31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P32" style:family="paragraph" style:parent-style-name="Standard">
      <style:paragraph-properties fo:text-align="justify" fo:break-before="auto" fo:text-indent="-0.635cm" fo:line-height="115%" style:writing-mode="lr-tb"/>
    </style:style>
    <style:style style:name="T32_1" style:family="text"/>
    <style:style style:name="T32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P33" style:family="paragraph" style:parent-style-name="Standard">
      <style:paragraph-properties fo:text-align="justify" fo:break-before="auto" fo:text-indent="-0.635cm" fo:line-height="115%" style:writing-mode="lr-tb"/>
    </style:style>
    <style:style style:name="T33_1" style:family="text"/>
    <style:style style:name="T33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P34" style:family="paragraph" style:parent-style-name="Standard">
      <style:paragraph-properties fo:text-align="justify" fo:break-before="auto" fo:text-indent="-0.635cm" fo:line-height="115%" style:writing-mode="lr-tb"/>
    </style:style>
    <style:style style:name="T34_1" style:family="text"/>
    <style:style style:name="T34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P35" style:family="paragraph" style:parent-style-name="Standard">
      <style:paragraph-properties fo:text-align="justify" fo:break-before="auto" fo:text-indent="-0.635cm" fo:line-height="115%" style:writing-mode="lr-tb"/>
    </style:style>
    <style:style style:name="T35_1" style:family="text"/>
    <style:style style:name="T35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P36" style:family="paragraph" style:parent-style-name="Standard">
      <style:paragraph-properties fo:text-align="justify" fo:break-before="auto" fo:text-indent="-0.635cm" fo:line-height="115%" style:writing-mode="lr-tb"/>
    </style:style>
    <style:style style:name="T36_1" style:family="text"/>
    <style:style style:name="T36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P37" style:family="paragraph" style:parent-style-name="Standard">
      <style:paragraph-properties fo:text-align="justify" fo:break-before="auto" fo:text-indent="-0.635cm" fo:line-height="115%" style:writing-mode="lr-tb"/>
    </style:style>
    <style:style style:name="T37_1" style:family="text"/>
    <style:style style:name="T37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text-align="justify" fo:break-before="auto" fo:text-indent="-0.635cm" fo:line-height="115%" style:writing-mode="lr-tb"/>
    </style:style>
    <style:style style:name="T41_1" style:family="text"/>
    <style:style style:name="T41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P42" style:family="paragraph" style:parent-style-name="Standard">
      <style:paragraph-properties fo:text-align="justify" fo:break-before="auto" fo:text-indent="-0.635cm" fo:line-height="115%" style:writing-mode="lr-tb"/>
    </style:style>
    <style:style style:name="T42_1" style:family="text"/>
    <style:style style:name="T42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text-align="justify" fo:break-before="auto" fo:text-indent="-0.635cm" fo:line-height="115%" style:writing-mode="lr-tb"/>
    </style:style>
    <style:style style:name="T43_1" style:family="text"/>
    <style:style style:name="T43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P44" style:family="paragraph" style:parent-style-name="Standard">
      <style:paragraph-properties fo:text-align="justify" fo:break-before="auto" fo:text-indent="-0.635cm" fo:line-height="115%" style:writing-mode="lr-tb"/>
    </style:style>
    <style:style style:name="T44_1" style:family="text"/>
    <style:style style:name="T44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T46_7" style:family="text">
      <style:text-properties fo:font-weight="bold" style:font-weight-asian="bold" style:font-weight-complex="bold"/>
    </style:style>
    <style:style style:name="T46_8" style:family="text">
      <style:text-properties fo:font-weight="bold" style:font-weight-asian="bold" style:font-weight-complex="bold"/>
    </style:style>
    <style:style style:name="T46_9" style:family="text">
      <style:text-properties fo:font-weight="bold" style:font-weight-asian="bold" style:font-weight-complex="bold"/>
    </style:style>
    <style:style style:name="T46_10" style:family="text">
      <style:text-properties fo:font-weight="bold" style:font-weight-asian="bold" style:font-weight-complex="bold"/>
    </style:style>
    <style:style style:name="T46_11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text-align="justify" fo:break-before="auto" fo:text-indent="-0.635cm" fo:line-height="115%" style:writing-mode="lr-tb"/>
    </style:style>
    <style:style style:name="T48_1" style:family="text"/>
    <style:style style:name="T48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P49" style:family="paragraph" style:parent-style-name="Standard">
      <style:paragraph-properties fo:text-align="justify" fo:break-before="auto" fo:text-indent="-0.635cm" fo:line-height="115%" style:writing-mode="lr-tb"/>
    </style:style>
    <style:style style:name="T49_1" style:family="text"/>
    <style:style style:name="T49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P50" style:family="paragraph" style:parent-style-name="Standard">
      <style:paragraph-properties fo:text-align="justify" fo:break-before="auto" fo:text-indent="-0.635cm" fo:line-height="115%" style:writing-mode="lr-tb"/>
    </style:style>
    <style:style style:name="T50_1" style:family="text"/>
    <style:style style:name="T50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P51" style:family="paragraph" style:parent-style-name="Standard">
      <style:paragraph-properties fo:text-align="justify" fo:break-before="auto" fo:text-indent="-0.635cm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P52" style:family="paragraph" style:parent-style-name="Standard">
      <style:paragraph-properties fo:text-align="justify" fo:break-before="auto" fo:text-indent="-0.635cm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P53" style:family="paragraph" style:parent-style-name="Standard">
      <style:paragraph-properties fo:text-align="justify" fo:break-before="auto" fo:text-indent="-0.635cm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P54" style:family="paragraph" style:parent-style-name="Standard">
      <style:paragraph-properties fo:text-align="justify" fo:break-before="auto" fo:text-indent="-0.635cm" fo:line-height="115%" style:writing-mode="lr-tb"/>
    </style:style>
    <style:style style:name="P55" style:family="paragraph" style:parent-style-name="Standard">
      <style:paragraph-properties fo:text-align="justify" fo:break-before="auto" fo:text-indent="-0.635cm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text-align="justify" fo:break-before="auto" fo:text-indent="-0.635cm" fo:line-height="115%" style:writing-mode="lr-tb"/>
    </style:style>
    <style:style style:name="P57" style:family="paragraph" style:parent-style-name="Standard">
      <style:paragraph-properties fo:text-align="justify" fo:break-before="auto" fo:text-indent="-0.635cm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>
      <style:text-properties fo:background-color="#ffffff" fo:font-size="12pt" style:font-size-asian="12pt" style:font-size-complex="12pt"/>
    </style:style>
    <style:style style:name="T57_13" style:family="text">
      <style:text-properties fo:background-color="#ffffff" fo:font-size="12pt" style:font-size-asian="12pt" style:font-size-complex="12pt"/>
    </style:style>
    <style:style style:name="T57_14" style:family="text">
      <style:text-properties fo:background-color="#ffffff" fo:font-size="12pt" style:font-size-asian="12pt" style:font-size-complex="12pt"/>
    </style:style>
    <style:style style:name="T57_15" style:family="text">
      <style:text-properties fo:background-color="#ffffff" fo:font-size="12pt" style:font-size-asian="12pt" style:font-size-complex="12pt"/>
    </style:style>
    <style:style style:name="T57_16" style:family="text">
      <style:text-properties fo:background-color="#ffffff" fo:font-size="12pt" style:font-size-asian="12pt" style:font-size-complex="12pt"/>
    </style:style>
    <style:style style:name="T57_17" style:family="text">
      <style:text-properties fo:background-color="#ffffff" fo:font-size="12pt" style:font-size-asian="12pt" style:font-size-complex="12pt"/>
    </style:style>
    <style:style style:name="T57_18" style:family="text">
      <style:text-properties fo:background-color="#ffffff" fo:font-size="12pt" style:font-size-asian="12pt" style:font-size-complex="12pt"/>
    </style:style>
    <style:style style:name="T57_19" style:family="text">
      <style:text-properties fo:background-color="#ffffff" fo:font-size="12pt" style:font-size-asian="12pt" style:font-size-complex="12pt"/>
    </style:style>
    <style:style style:name="T57_20" style:family="text">
      <style:text-properties fo:background-color="#ffffff" fo:font-size="12pt" style:font-size-asian="12pt" style:font-size-complex="12pt"/>
    </style:style>
    <style:style style:name="T57_21" style:family="text">
      <style:text-properties fo:background-color="#ffffff" fo:font-size="12pt" style:font-size-asian="12pt" style:font-size-complex="12pt"/>
    </style:style>
    <style:style style:name="T57_22" style:family="text">
      <style:text-properties fo:background-color="#ffffff" fo:font-size="12pt" style:font-size-asian="12pt" style:font-size-complex="12pt"/>
    </style:style>
    <style:style style:name="T57_23" style:family="text">
      <style:text-properties fo:background-color="#ffffff" fo:font-size="12pt" style:font-size-asian="12pt" style:font-size-complex="12pt"/>
    </style:style>
    <style:style style:name="T57_24" style:family="text">
      <style:text-properties fo:background-color="#ffffff" fo:font-size="12pt" style:font-size-asian="12pt" style:font-size-complex="12pt"/>
    </style:style>
    <style:style style:name="T57_25" style:family="text">
      <style:text-properties fo:background-color="#ffffff" fo:font-size="12pt" style:font-size-asian="12pt" style:font-size-complex="12pt"/>
    </style:style>
    <style:style style:name="T57_26" style:family="text">
      <style:text-properties fo:background-color="#ffffff" fo:font-size="12pt" style:font-size-asian="12pt" style:font-size-complex="12pt"/>
    </style:style>
    <style:style style:name="T57_27" style:family="text">
      <style:text-properties fo:background-color="#ffffff" fo:font-size="12pt" style:font-size-asian="12pt" style:font-size-complex="12pt"/>
    </style:style>
    <style:style style:name="P58" style:family="paragraph" style:parent-style-name="Standard">
      <style:paragraph-properties fo:text-align="justify" fo:break-before="auto" fo:text-indent="-0.635cm" fo:line-height="115%" style:writing-mode="lr-tb"/>
    </style:style>
    <style:style style:name="T58_1" style:family="text">
      <style:text-properties fo:background-color="#ffffff" fo:font-size="12pt" style:font-size-asian="12pt" style:font-size-complex="12pt"/>
    </style:style>
    <style:style style:name="T58_2" style:family="text">
      <style:text-properties fo:background-color="#ffffff" fo:font-size="12pt" style:font-size-asian="12pt" style:font-size-complex="12pt"/>
    </style:style>
    <style:style style:name="T58_3" style:family="text">
      <style:text-properties fo:background-color="#ffffff" fo:font-size="12pt" style:font-size-asian="12pt" style:font-size-complex="12pt"/>
    </style:style>
    <style:style style:name="T58_4" style:family="text">
      <style:text-properties fo:background-color="#ffffff" fo:font-size="12pt" style:font-size-asian="12pt" style:font-size-complex="12pt"/>
    </style:style>
    <style:style style:name="T58_5" style:family="text">
      <style:text-properties fo:background-color="#ffffff" fo:font-size="12pt" style:font-size-asian="12pt" style:font-size-complex="12pt"/>
    </style:style>
    <style:style style:name="T58_6" style:family="text">
      <style:text-properties fo:background-color="#ffffff" fo:font-size="12pt" style:font-size-asian="12pt" style:font-size-complex="12pt"/>
    </style:style>
    <style:style style:name="T58_7" style:family="text">
      <style:text-properties fo:background-color="#ffffff" fo:font-size="12pt" style:font-size-asian="12pt" style:font-size-complex="12pt"/>
    </style:style>
    <style:style style:name="T58_8" style:family="text">
      <style:text-properties fo:background-color="#ffffff" fo:font-size="12pt" style:font-size-asian="12pt" style:font-size-complex="12pt"/>
    </style:style>
    <style:style style:name="T58_9" style:family="text">
      <style:text-properties fo:background-color="#ffffff" fo:font-size="12pt" style:font-size-asian="12pt" style:font-size-complex="12pt"/>
    </style:style>
    <style:style style:name="T58_10" style:family="text">
      <style:text-properties fo:background-color="#ffffff" fo:font-size="12pt" style:font-size-asian="12pt" style:font-size-complex="12pt"/>
    </style:style>
    <style:style style:name="T58_11" style:family="text">
      <style:text-properties fo:background-color="#ffffff" fo:font-size="12pt" style:font-size-asian="12pt" style:font-size-complex="12pt"/>
    </style:style>
    <style:style style:name="T58_12" style:family="text">
      <style:text-properties fo:background-color="#ffffff" fo:font-size="12pt" style:font-size-asian="12pt" style:font-size-complex="12pt"/>
    </style:style>
    <style:style style:name="T58_13" style:family="text">
      <style:text-properties fo:background-color="#ffffff" fo:font-size="12pt" style:font-size-asian="12pt" style:font-size-complex="12pt"/>
    </style:style>
    <style:style style:name="T58_14" style:family="text">
      <style:text-properties fo:background-color="#ffffff" fo:font-size="12pt" style:font-size-asian="12pt" style:font-size-complex="12pt"/>
    </style:style>
    <style:style style:name="T58_15" style:family="text">
      <style:text-properties fo:background-color="#ffffff" fo:font-size="12pt" style:font-size-asian="12pt" style:font-size-complex="12pt"/>
    </style:style>
    <style:style style:name="T58_16" style:family="text">
      <style:text-properties fo:background-color="#ffffff" fo:font-size="12pt" style:font-size-asian="12pt" style:font-size-complex="12pt"/>
    </style:style>
    <style:style style:name="T58_17" style:family="text">
      <style:text-properties fo:background-color="#ffffff" fo:font-size="12pt" style:font-size-asian="12pt" style:font-size-complex="12pt"/>
    </style:style>
    <style:style style:name="T58_18" style:family="text">
      <style:text-properties fo:background-color="#ffffff" fo:font-size="12pt" style:font-size-asian="12pt" style:font-size-complex="12pt"/>
    </style:style>
    <style:style style:name="T58_19" style:family="text">
      <style:text-properties fo:background-color="#ffffff" fo:font-size="12pt" style:font-size-asian="12pt" style:font-size-complex="12pt"/>
    </style:style>
    <style:style style:name="T58_20" style:family="text">
      <style:text-properties fo:background-color="#ffffff" fo:font-size="12pt" style:font-size-asian="12pt" style:font-size-complex="12pt"/>
    </style:style>
    <style:style style:name="T58_21" style:family="text">
      <style:text-properties fo:background-color="#ffffff" fo:font-size="12pt" style:font-size-asian="12pt" style:font-size-complex="12pt"/>
    </style:style>
    <style:style style:name="T58_22" style:family="text">
      <style:text-properties fo:background-color="#ffffff" fo:font-size="12pt" style:font-size-asian="12pt" style:font-size-complex="12pt"/>
    </style:style>
    <style:style style:name="T58_23" style:family="text">
      <style:text-properties fo:background-color="#ffffff" fo:font-size="12pt" style:font-size-asian="12pt" style:font-size-complex="12pt"/>
    </style:style>
    <style:style style:name="T58_24" style:family="text">
      <style:text-properties fo:background-color="#ffffff" fo:font-size="12pt" style:font-size-asian="12pt" style:font-size-complex="12pt"/>
    </style:style>
    <style:style style:name="T58_25" style:family="text">
      <style:text-properties fo:background-color="#ffffff" fo:font-size="12pt" style:font-size-asian="12pt" style:font-size-complex="12pt"/>
    </style:style>
    <style:style style:name="T58_26" style:family="text">
      <style:text-properties fo:background-color="#ffffff" fo:font-size="12pt" style:font-size-asian="12pt" style:font-size-complex="12pt"/>
    </style:style>
    <style:style style:name="T58_27" style:family="text">
      <style:text-properties fo:background-color="#ffffff" fo:font-size="12pt" style:font-size-asian="12pt" style:font-size-complex="12pt"/>
    </style:style>
    <style:style style:name="T58_28" style:family="text">
      <style:text-properties fo:background-color="#ffffff" fo:font-size="12pt" style:font-size-asian="12pt" style:font-size-complex="12pt"/>
    </style:style>
    <style:style style:name="T58_29" style:family="text">
      <style:text-properties fo:background-color="#ffffff" fo:font-size="12pt" style:font-size-asian="12pt" style:font-size-complex="12pt"/>
    </style:style>
    <style:style style:name="T58_30" style:family="text">
      <style:text-properties fo:background-color="#ffffff" fo:font-size="12pt" style:font-size-asian="12pt" style:font-size-complex="12pt"/>
    </style:style>
    <style:style style:name="T58_31" style:family="text">
      <style:text-properties fo:background-color="#ffffff" fo:font-size="12pt" style:font-size-asian="12pt" style:font-size-complex="12pt"/>
    </style:style>
    <style:style style:name="T58_32" style:family="text">
      <style:text-properties fo:background-color="#ffffff" fo:font-size="12pt" style:font-size-asian="12pt" style:font-size-complex="12pt"/>
    </style:style>
    <style:style style:name="T58_33" style:family="text">
      <style:text-properties fo:background-color="#ffffff" fo:font-size="12pt" style:font-size-asian="12pt" style:font-size-complex="12pt"/>
    </style:style>
    <style:style style:name="P59" style:family="paragraph" style:parent-style-name="Standard">
      <style:paragraph-properties fo:text-align="justify" fo:break-before="auto" fo:text-indent="-0.635cm" fo:line-height="115%" style:writing-mode="lr-tb"/>
      <style:text-properties fo:background-color="#ffffff" fo:font-size="12pt" style:font-size-asian="12pt" style:font-size-complex="12pt"/>
    </style:style>
    <style:style style:name="P60" style:family="paragraph" style:parent-style-name="Standard">
      <style:paragraph-properties fo:text-align="justify" fo:break-before="auto" fo:text-indent="-0.635cm" fo:line-height="115%" style:writing-mode="lr-tb"/>
    </style:style>
    <style:style style:name="T60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text-indent="-0.635cm" fo:line-height="115%" style:writing-mode="lr-tb"/>
      <style:text-properties fo:background-color="#ffffff" fo:font-size="12pt" style:font-size-asian="12pt" style:font-size-complex="12pt"/>
    </style:style>
    <style:style style:name="P62" style:family="paragraph" style:parent-style-name="Standard">
      <style:paragraph-properties fo:text-align="justify" fo:break-before="auto" fo:text-indent="-0.635cm" fo:line-height="115%" style:writing-mode="lr-tb"/>
    </style:style>
    <style:style style:name="T62_1" style:family="text">
      <style:text-properties fo:background-color="#ffffff" fo:font-size="12pt" style:font-size-asian="12pt" style:font-size-complex="12pt"/>
    </style:style>
    <style:style style:name="T62_2" style:family="text">
      <style:text-properties fo:background-color="#ffffff" fo:font-size="12pt" style:font-size-asian="12pt" style:font-size-complex="12pt"/>
    </style:style>
    <style:style style:name="T62_3" style:family="text">
      <style:text-properties fo:background-color="#ffffff" fo:font-size="12pt" style:font-size-asian="12pt" style:font-size-complex="12pt"/>
    </style:style>
    <style:style style:name="T62_4" style:family="text">
      <style:text-properties fo:background-color="#ffffff" fo:font-size="12pt" style:font-size-asian="12pt" style:font-size-complex="12pt"/>
    </style:style>
    <style:style style:name="T62_5" style:family="text">
      <style:text-properties fo:background-color="#ffffff" fo:font-size="12pt" style:font-size-asian="12pt" style:font-size-complex="12pt"/>
    </style:style>
    <style:style style:name="T62_6" style:family="text">
      <style:text-properties fo:background-color="#ffffff" fo:font-size="12pt" style:font-size-asian="12pt" style:font-size-complex="12pt"/>
    </style:style>
    <style:style style:name="T62_7" style:family="text">
      <style:text-properties fo:background-color="#ffffff" fo:font-size="12pt" style:font-size-asian="12pt" style:font-size-complex="12pt"/>
    </style:style>
    <style:style style:name="T62_8" style:family="text">
      <style:text-properties fo:background-color="#ffffff" fo:font-size="12pt" style:font-size-asian="12pt" style:font-size-complex="12pt"/>
    </style:style>
    <style:style style:name="T62_9" style:family="text">
      <style:text-properties fo:background-color="#ffffff" fo:font-size="12pt" style:font-size-asian="12pt" style:font-size-complex="12pt"/>
    </style:style>
    <style:style style:name="T62_10" style:family="text">
      <style:text-properties fo:background-color="#ffffff" fo:font-size="12pt" style:font-size-asian="12pt" style:font-size-complex="12pt"/>
    </style:style>
    <style:style style:name="T62_11" style:family="text">
      <style:text-properties fo:background-color="#ffffff" fo:font-size="12pt" style:font-size-asian="12pt" style:font-size-complex="12pt"/>
    </style:style>
    <style:style style:name="T62_12" style:family="text">
      <style:text-properties fo:background-color="#ffffff" fo:font-size="12pt" style:font-size-asian="12pt" style:font-size-complex="12pt"/>
    </style:style>
    <style:style style:name="T62_13" style:family="text">
      <style:text-properties fo:background-color="#ffffff" fo:font-size="12pt" style:font-size-asian="12pt" style:font-size-complex="12pt"/>
    </style:style>
    <style:style style:name="T62_14" style:family="text">
      <style:text-properties fo:background-color="#ffffff" fo:font-size="12pt" style:font-size-asian="12pt" style:font-size-complex="12pt"/>
    </style:style>
    <style:style style:name="T62_15" style:family="text">
      <style:text-properties fo:background-color="#ffffff" fo:font-size="12pt" style:font-size-asian="12pt" style:font-size-complex="12pt"/>
    </style:style>
    <style:style style:name="T62_16" style:family="text">
      <style:text-properties fo:background-color="#ffffff" fo:font-size="12pt" style:font-size-asian="12pt" style:font-size-complex="12pt"/>
    </style:style>
    <style:style style:name="T62_17" style:family="text">
      <style:text-properties fo:background-color="#ffffff" fo:font-size="12pt" style:font-size-asian="12pt" style:font-size-complex="12pt"/>
    </style:style>
    <style:style style:name="T62_18" style:family="text">
      <style:text-properties fo:background-color="#ffffff" fo:font-size="12pt" style:font-size-asian="12pt" style:font-size-complex="12pt"/>
    </style:style>
    <style:style style:name="T62_19" style:family="text">
      <style:text-properties fo:background-color="#ffffff" fo:font-size="12pt" style:font-size-asian="12pt" style:font-size-complex="12pt"/>
    </style:style>
    <style:style style:name="T62_20" style:family="text">
      <style:text-properties fo:background-color="#ffffff" fo:font-size="12pt" style:font-size-asian="12pt" style:font-size-complex="12pt"/>
    </style:style>
    <style:style style:name="T62_21" style:family="text">
      <style:text-properties fo:background-color="#ffffff" fo:font-size="12pt" style:font-size-asian="12pt" style:font-size-complex="12pt"/>
    </style:style>
    <style:style style:name="T62_22" style:family="text">
      <style:text-properties fo:background-color="#ffffff" fo:font-size="12pt" style:font-size-asian="12pt" style:font-size-complex="12pt"/>
    </style:style>
    <style:style style:name="T62_23" style:family="text">
      <style:text-properties fo:background-color="#ffffff" fo:font-size="12pt" style:font-size-asian="12pt" style:font-size-complex="12pt"/>
    </style:style>
    <style:style style:name="T62_24" style:family="text">
      <style:text-properties fo:background-color="#ffffff" fo:font-size="12pt" style:font-size-asian="12pt" style:font-size-complex="12pt"/>
    </style:style>
    <style:style style:name="T62_25" style:family="text">
      <style:text-properties fo:background-color="#ffffff" fo:font-size="12pt" style:font-size-asian="12pt" style:font-size-complex="12pt"/>
    </style:style>
    <style:style style:name="T62_26" style:family="text">
      <style:text-properties fo:background-color="#ffffff" fo:font-size="12pt" style:font-size-asian="12pt" style:font-size-complex="12pt"/>
    </style:style>
    <style:style style:name="T62_27" style:family="text">
      <style:text-properties fo:background-color="#ffffff" fo:font-size="12pt" style:font-size-asian="12pt" style:font-size-complex="12pt"/>
    </style:style>
    <style:style style:name="T62_28" style:family="text">
      <style:text-properties fo:background-color="#ffffff" fo:font-size="12pt" style:font-size-asian="12pt" style:font-size-complex="12pt"/>
    </style:style>
    <style:style style:name="T62_29" style:family="text">
      <style:text-properties fo:background-color="#ffffff" fo:font-size="12pt" style:font-size-asian="12pt" style:font-size-complex="12pt"/>
    </style:style>
    <style:style style:name="T62_30" style:family="text">
      <style:text-properties fo:background-color="#ffffff" fo:font-size="12pt" style:font-size-asian="12pt" style:font-size-complex="12pt"/>
    </style:style>
    <style:style style:name="T62_31" style:family="text">
      <style:text-properties fo:background-color="#ffffff" fo:font-size="12pt" style:font-size-asian="12pt" style:font-size-complex="12pt"/>
    </style:style>
    <style:style style:name="T62_32" style:family="text">
      <style:text-properties fo:background-color="#ffffff" fo:font-size="12pt" style:font-size-asian="12pt" style:font-size-complex="12pt"/>
    </style:style>
    <style:style style:name="T62_33" style:family="text">
      <style:text-properties fo:background-color="#ffffff" fo:font-size="12pt" style:font-size-asian="12pt" style:font-size-complex="12pt"/>
    </style:style>
    <style:style style:name="T62_34" style:family="text">
      <style:text-properties fo:background-color="#ffffff" fo:font-size="12pt" style:font-size-asian="12pt" style:font-size-complex="12pt"/>
    </style:style>
    <style:style style:name="T62_35" style:family="text">
      <style:text-properties fo:background-color="#ffffff" fo:font-size="12pt" style:font-size-asian="12pt" style:font-size-complex="12pt"/>
    </style:style>
    <style:style style:name="T62_36" style:family="text">
      <style:text-properties fo:background-color="#ffffff" fo:font-size="12pt" style:font-size-asian="12pt" style:font-size-complex="12pt"/>
    </style:style>
    <style:style style:name="T62_37" style:family="text">
      <style:text-properties fo:background-color="#ffffff" fo:font-size="12pt" style:font-size-asian="12pt" style:font-size-complex="12pt"/>
    </style:style>
    <style:style style:name="T62_38" style:family="text">
      <style:text-properties fo:background-color="#ffffff" fo:font-size="12pt" style:font-size-asian="12pt" style:font-size-complex="12pt"/>
    </style:style>
    <style:style style:name="T62_39" style:family="text">
      <style:text-properties fo:background-color="#ffffff" fo:font-size="12pt" style:font-size-asian="12pt" style:font-size-complex="12pt"/>
    </style:style>
    <style:style style:name="T62_40" style:family="text">
      <style:text-properties fo:background-color="#ffffff" fo:font-size="12pt" style:font-size-asian="12pt" style:font-size-complex="12pt"/>
    </style:style>
    <style:style style:name="T62_41" style:family="text">
      <style:text-properties fo:background-color="#ffffff" fo:font-size="12pt" style:font-size-asian="12pt" style:font-size-complex="12pt"/>
    </style:style>
    <style:style style:name="T62_42" style:family="text">
      <style:text-properties fo:background-color="#ffffff" fo:font-size="12pt" style:font-size-asian="12pt" style:font-size-complex="12pt"/>
    </style:style>
    <style:style style:name="T62_43" style:family="text">
      <style:text-properties fo:background-color="#ffffff" fo:font-size="12pt" style:font-size-asian="12pt" style:font-size-complex="12pt"/>
    </style:style>
    <style:style style:name="T62_44" style:family="text">
      <style:text-properties fo:background-color="#ffffff" fo:font-size="12pt" style:font-size-asian="12pt" style:font-size-complex="12pt"/>
    </style:style>
    <style:style style:name="T62_45" style:family="text">
      <style:text-properties fo:background-color="#ffffff" fo:font-size="12pt" style:font-size-asian="12pt" style:font-size-complex="12pt"/>
    </style:style>
    <style:style style:name="T62_46" style:family="text">
      <style:text-properties fo:background-color="#ffffff" fo:font-size="12pt" style:font-size-asian="12pt" style:font-size-complex="12pt"/>
    </style:style>
    <style:style style:name="T62_47" style:family="text">
      <style:text-properties fo:background-color="#ffffff" fo:font-size="12pt" style:font-size-asian="12pt" style:font-size-complex="12pt"/>
    </style:style>
    <style:style style:name="T62_48" style:family="text">
      <style:text-properties fo:background-color="#ffffff" fo:font-size="12pt" style:font-size-asian="12pt" style:font-size-complex="12pt"/>
    </style:style>
    <style:style style:name="T62_49" style:family="text">
      <style:text-properties fo:background-color="#ffffff" fo:font-size="12pt" style:font-size-asian="12pt" style:font-size-complex="12pt"/>
    </style:style>
    <style:style style:name="P63" style:family="paragraph" style:parent-style-name="Standard">
      <style:paragraph-properties fo:text-align="justify" fo:break-before="auto" fo:text-indent="-0.635cm" fo:line-height="115%" style:writing-mode="lr-tb"/>
    </style:style>
    <style:style style:name="T63_1" style:family="text">
      <style:text-properties fo:background-color="#ffffff" fo:font-size="12pt" style:font-size-asian="12pt" style:font-size-complex="12pt"/>
    </style:style>
    <style:style style:name="T63_2" style:family="text">
      <style:text-properties fo:background-color="#ffffff" fo:font-size="12pt" style:font-size-asian="12pt" style:font-size-complex="12pt"/>
    </style:style>
    <style:style style:name="T63_3" style:family="text">
      <style:text-properties fo:background-color="#ffffff" fo:font-size="12pt" style:font-size-asian="12pt" style:font-size-complex="12pt"/>
    </style:style>
    <style:style style:name="T63_4" style:family="text">
      <style:text-properties fo:background-color="#ffffff" fo:font-size="12pt" style:font-size-asian="12pt" style:font-size-complex="12pt"/>
    </style:style>
    <style:style style:name="T63_5" style:family="text">
      <style:text-properties fo:background-color="#ffffff" fo:font-size="12pt" style:font-size-asian="12pt" style:font-size-complex="12pt"/>
    </style:style>
    <style:style style:name="T63_6" style:family="text">
      <style:text-properties fo:background-color="#ffffff" fo:font-size="12pt" style:font-size-asian="12pt" style:font-size-complex="12pt"/>
    </style:style>
    <style:style style:name="T63_7" style:family="text">
      <style:text-properties fo:background-color="#ffffff" fo:font-size="12pt" style:font-size-asian="12pt" style:font-size-complex="12pt"/>
    </style:style>
    <style:style style:name="T63_8" style:family="text">
      <style:text-properties fo:background-color="#ffffff" fo:font-size="12pt" style:font-size-asian="12pt" style:font-size-complex="12pt"/>
    </style:style>
    <style:style style:name="T63_9" style:family="text">
      <style:text-properties fo:background-color="#ffffff" fo:font-size="12pt" style:font-size-asian="12pt" style:font-size-complex="12pt"/>
    </style:style>
    <style:style style:name="T63_10" style:family="text">
      <style:text-properties fo:background-color="#ffffff" fo:font-size="12pt" style:font-size-asian="12pt" style:font-size-complex="12pt"/>
    </style:style>
    <style:style style:name="T63_11" style:family="text">
      <style:text-properties fo:background-color="#ffffff" fo:font-size="12pt" style:font-size-asian="12pt" style:font-size-complex="12pt"/>
    </style:style>
    <style:style style:name="T63_12" style:family="text">
      <style:text-properties fo:background-color="#ffffff" fo:font-size="12pt" style:font-size-asian="12pt" style:font-size-complex="12pt"/>
    </style:style>
    <style:style style:name="T63_13" style:family="text">
      <style:text-properties fo:background-color="#ffffff" fo:font-size="12pt" style:font-size-asian="12pt" style:font-size-complex="12pt"/>
    </style:style>
    <style:style style:name="T63_14" style:family="text">
      <style:text-properties fo:background-color="#ffffff" fo:font-size="12pt" style:font-size-asian="12pt" style:font-size-complex="12pt"/>
    </style:style>
    <style:style style:name="T63_15" style:family="text">
      <style:text-properties fo:background-color="#ffffff" fo:font-size="12pt" style:font-size-asian="12pt" style:font-size-complex="12pt"/>
    </style:style>
    <style:style style:name="T63_16" style:family="text">
      <style:text-properties fo:background-color="#ffffff" fo:font-size="12pt" style:font-size-asian="12pt" style:font-size-complex="12pt"/>
    </style:style>
    <style:style style:name="T63_17" style:family="text">
      <style:text-properties fo:background-color="#ffffff" fo:font-size="12pt" style:font-size-asian="12pt" style:font-size-complex="12pt"/>
    </style:style>
    <style:style style:name="T63_18" style:family="text">
      <style:text-properties fo:background-color="#ffffff" fo:font-size="12pt" style:font-size-asian="12pt" style:font-size-complex="12pt"/>
    </style:style>
    <style:style style:name="T63_19" style:family="text">
      <style:text-properties fo:background-color="#ffffff" fo:font-size="12pt" style:font-size-asian="12pt" style:font-size-complex="12pt"/>
    </style:style>
    <style:style style:name="T63_20" style:family="text">
      <style:text-properties fo:background-color="#ffffff" fo:font-size="12pt" style:font-size-asian="12pt" style:font-size-complex="12pt"/>
    </style:style>
    <style:style style:name="T63_21" style:family="text">
      <style:text-properties fo:background-color="#ffffff" fo:font-size="12pt" style:font-size-asian="12pt" style:font-size-complex="12pt"/>
    </style:style>
    <style:style style:name="T63_22" style:family="text">
      <style:text-properties fo:background-color="#ffffff" fo:font-size="12pt" style:font-size-asian="12pt" style:font-size-complex="12pt"/>
    </style:style>
    <style:style style:name="T63_23" style:family="text">
      <style:text-properties fo:background-color="#ffffff" fo:font-size="12pt" style:font-size-asian="12pt" style:font-size-complex="12pt"/>
    </style:style>
    <style:style style:name="P64" style:family="paragraph" style:parent-style-name="Standard">
      <style:paragraph-properties fo:text-align="justify" fo:break-before="auto" fo:text-indent="-0.635cm" fo:line-height="115%" style:writing-mode="lr-tb"/>
      <style:text-properties fo:background-color="#ffffff" fo:font-size="12pt" style:font-size-asian="12pt" style:font-size-complex="12pt"/>
    </style:style>
    <style:style style:name="P65" style:family="paragraph" style:parent-style-name="Standard">
      <style:paragraph-properties fo:text-align="justify" fo:break-before="auto" fo:text-indent="-0.635cm" fo:line-height="115%" style:writing-mode="lr-tb"/>
    </style:style>
    <style:style style:name="T65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5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5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66" style:family="paragraph" style:parent-style-name="Standard">
      <style:paragraph-properties fo:text-align="justify" fo:break-before="auto" fo:text-indent="-0.635cm" fo:line-height="115%" style:writing-mode="lr-tb"/>
      <style:text-properties fo:background-color="#ffffff" fo:font-size="12pt" style:font-size-asian="12pt" style:font-size-complex="12pt"/>
    </style:style>
    <style:style style:name="P67" style:family="paragraph" style:parent-style-name="Standard">
      <style:paragraph-properties fo:text-align="justify" fo:break-before="auto" fo:text-indent="-0.635cm" fo:line-height="115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T67_19" style:family="text">
      <style:text-properties fo:font-size="12pt" style:font-size-asian="12pt" style:font-size-complex="12pt"/>
    </style:style>
    <style:style style:name="T67_20" style:family="text">
      <style:text-properties fo:font-size="12pt" style:font-size-asian="12pt" style:font-size-complex="12pt"/>
    </style:style>
    <style:style style:name="T67_21" style:family="text">
      <style:text-properties fo:font-size="12pt" style:font-size-asian="12pt" style:font-size-complex="12pt"/>
    </style:style>
    <style:style style:name="T67_22" style:family="text">
      <style:text-properties fo:font-size="12pt" style:font-size-asian="12pt" style:font-size-complex="12pt"/>
    </style:style>
    <style:style style:name="T67_23" style:family="text">
      <style:text-properties fo:font-size="12pt" style:font-size-asian="12pt" style:font-size-complex="12pt"/>
    </style:style>
    <style:style style:name="T67_24" style:family="text">
      <style:text-properties fo:font-size="12pt" style:font-size-asian="12pt" style:font-size-complex="12pt"/>
    </style:style>
    <style:style style:name="T67_25" style:family="text">
      <style:text-properties fo:font-size="12pt" style:font-size-asian="12pt" style:font-size-complex="12pt"/>
    </style:style>
    <style:style style:name="T67_26" style:family="text">
      <style:text-properties fo:font-size="12pt" style:font-size-asian="12pt" style:font-size-complex="12pt"/>
    </style:style>
    <style:style style:name="T67_27" style:family="text">
      <style:text-properties fo:font-size="12pt" style:font-size-asian="12pt" style:font-size-complex="12pt"/>
    </style:style>
    <style:style style:name="T67_28" style:family="text">
      <style:text-properties fo:font-size="12pt" style:font-size-asian="12pt" style:font-size-complex="12pt"/>
    </style:style>
    <style:style style:name="T67_29" style:family="text">
      <style:text-properties fo:font-size="12pt" style:font-size-asian="12pt" style:font-size-complex="12pt"/>
    </style:style>
    <style:style style:name="T67_30" style:family="text">
      <style:text-properties fo:font-size="12pt" style:font-size-asian="12pt" style:font-size-complex="12pt"/>
    </style:style>
    <style:style style:name="T67_31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text-align="justify" fo:break-before="auto" fo:text-indent="-0.635cm" fo:line-height="115%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T68_22" style:family="text">
      <style:text-properties fo:font-size="12pt" style:font-size-asian="12pt" style:font-size-complex="12pt"/>
    </style:style>
    <style:style style:name="T68_23" style:family="text">
      <style:text-properties fo:font-size="12pt" style:font-size-asian="12pt" style:font-size-complex="12pt"/>
    </style:style>
    <style:style style:name="T68_24" style:family="text">
      <style:text-properties fo:font-size="12pt" style:font-size-asian="12pt" style:font-size-complex="12pt"/>
    </style:style>
    <style:style style:name="T68_25" style:family="text">
      <style:text-properties fo:font-size="12pt" style:font-size-asian="12pt" style:font-size-complex="12pt"/>
    </style:style>
    <style:style style:name="T68_26" style:family="text">
      <style:text-properties fo:font-size="12pt" style:font-size-asian="12pt" style:font-size-complex="12pt"/>
    </style:style>
    <style:style style:name="T68_27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КЛУБ</text:span><text:span text:style-name="T1_2"><text:s/></text:span><text:span text:style-name="T1_3">ИННОВАТОРОВ</text:span></text:p>
      <text:p text:style-name="P2"><text:span text:style-name="T2_1"><text:s/></text:span><text:span text:style-name="T2_2">ПРАВИЛА</text:span></text:p>
      <text:p text:style-name="P3"/>
      <text:p text:style-name="P4"><text:span text:style-name="T4_1">Инновации</text:span><text:span text:style-name="T4_2"><text:s/>—<text:s/></text:span><text:span text:style-name="T4_3">это</text:span><text:span text:style-name="T4_4"><text:s/></text:span><text:span text:style-name="T4_5">новшества</text:span><text:span text:style-name="T4_6"><text:s/></text:span><text:span text:style-name="T4_7">и</text:span><text:span text:style-name="T4_8"><text:s/></text:span><text:span text:style-name="T4_9">результаты</text:span><text:span text:style-name="T4_10"><text:s/></text:span><text:span text:style-name="T4_11">интеллектуальной</text:span><text:span text:style-name="T4_12"><text:s/></text:span><text:span text:style-name="T4_13">деятельности</text:span><text:span text:style-name="T4_14"><text:s/></text:span><text:span text:style-name="T4_15">человека</text:span><text:span text:style-name="T4_16">,<text:s/></text:span><text:span text:style-name="T4_17">его</text:span><text:span text:style-name="T4_18"><text:s/></text:span><text:span text:style-name="T4_19">фантазии</text:span><text:span text:style-name="T4_20">,<text:s/></text:span><text:span text:style-name="T4_21">творческого</text:span><text:span text:style-name="T4_22"><text:s/></text:span><text:span text:style-name="T4_23">процесса</text:span><text:span text:style-name="T4_24">,<text:s/></text:span><text:span text:style-name="T4_25">открытий</text:span><text:span text:style-name="T4_26">,<text:s/></text:span><text:span text:style-name="T4_27">изобретений</text:span><text:span text:style-name="T4_28"><text:s/></text:span><text:span text:style-name="T4_29">и</text:span><text:span text:style-name="T4_30"><text:s/></text:span><text:span text:style-name="T4_31">рационализации</text:span><text:span text:style-name="T4_32"><text:s/></text:span><text:span text:style-name="T4_33">в</text:span><text:span text:style-name="T4_34"><text:s/></text:span><text:span text:style-name="T4_35">виде</text:span><text:span text:style-name="T4_36"><text:s/></text:span><text:span text:style-name="T4_37">новых</text:span><text:span text:style-name="T4_38"><text:s/></text:span><text:span text:style-name="T4_39">или</text:span><text:span text:style-name="T4_40"><text:s/></text:span><text:span text:style-name="T4_41">отличных</text:span><text:span text:style-name="T4_42"><text:s/></text:span><text:span text:style-name="T4_43">от</text:span><text:span text:style-name="T4_44"><text:s/></text:span><text:span text:style-name="T4_45">предшествующих</text:span><text:span text:style-name="T4_46"><text:s/></text:span><text:span text:style-name="T4_47">объектов</text:span><text:span text:style-name="T4_48">.</text:span></text:p>
      <text:p text:style-name="P5"><text:span text:style-name="T5_1"><text:s/></text:span></text:p>
      <text:p text:style-name="P6"><text:span text:style-name="T6_1">Инноватор</text:span><text:span text:style-name="T6_2"><text:s/>-<text:s/></text:span><text:span text:style-name="T6_3">это</text:span><text:span text:style-name="T6_4"><text:s/></text:span><text:span text:style-name="T6_5">человек</text:span><text:span text:style-name="T6_6"><text:s/></text:span><text:span text:style-name="T6_7">занимающийся</text:span><text:span text:style-name="T6_8"><text:s/></text:span><text:span text:style-name="T6_9">инновациями</text:span><text:span text:style-name="T6_10">.</text:span></text:p>
      <text:p text:style-name="P7"><text:span text:style-name="T7_1"><text:s/></text:span></text:p>
      <text:p text:style-name="P8"><text:span text:style-name="T8_1">Клуб</text:span><text:span text:style-name="T8_2"><text:s/></text:span><text:span text:style-name="T8_3">инноваторов</text:span><text:span text:style-name="T8_4"><text:s/>–<text:s/></text:span><text:span text:style-name="T8_5">это</text:span><text:span text:style-name="T8_6"><text:s/></text:span><text:span text:style-name="T8_7">открытое</text:span><text:span text:style-name="T8_8"><text:s/></text:span><text:span text:style-name="T8_9">сообщество</text:span><text:span text:style-name="T8_10"><text:s/></text:span><text:span text:style-name="T8_11">единомышленников</text:span><text:span text:style-name="T8_12"><text:s/></text:span><text:span text:style-name="T8_13">с</text:span><text:span text:style-name="T8_14"><text:s/></text:span><text:span text:style-name="T8_15">идеями</text:span><text:span text:style-name="T8_16">,<text:s/></text:span><text:span text:style-name="T8_17">проектами</text:span><text:span text:style-name="T8_18">,<text:s/></text:span><text:span text:style-name="T8_19">ресурсами</text:span><text:span text:style-name="T8_20">,<text:s/></text:span><text:span text:style-name="T8_21">опытом</text:span><text:span text:style-name="T8_22"><text:s/></text:span><text:span text:style-name="T8_23">и</text:span><text:span text:style-name="T8_24"><text:s/></text:span><text:span text:style-name="T8_25">связями</text:span><text:span text:style-name="T8_26">.</text:span></text:p>
      <text:p text:style-name="P9"><text:span text:style-name="T9_1"><text:s/></text:span></text:p>
      <text:p text:style-name="P10"><text:span text:style-name="T10_1">Цели</text:span><text:span text:style-name="T10_2"><text:s/></text:span><text:span text:style-name="T10_3">Клуба</text:span><text:span text:style-name="T10_4">:</text:span></text:p>
      <text:p text:style-name="P11"><text:span text:style-name="T11_1">-</text:span><text:span text:style-name="T11_2"><text:s text:c="7"/></text:span><text:span text:style-name="T11_3">реализация</text:span><text:span text:style-name="T11_4"><text:s/></text:span><text:span text:style-name="T11_5">программы</text:span><text:span text:style-name="T11_6"><text:s/></text:span><text:span text:style-name="T11_7">БОД</text:span><text:span text:style-name="T11_8"><text:s/>(</text:span><text:span text:style-name="T11_9">безусловный</text:span><text:span text:style-name="T11_10"><text:s/></text:span><text:span text:style-name="T11_11">основной</text:span><text:span text:style-name="T11_12"><text:s/></text:span><text:span text:style-name="T11_13">доход</text:span><text:span text:style-name="T11_14"><text:s/>(</text:span><text:span text:style-name="T11_15">innobod</text:span><text:span text:style-name="T11_16">.</text:span><text:span text:style-name="T11_17">ru</text:span><text:span text:style-name="T11_18">);</text:span></text:p>
      <text:p text:style-name="P12"><text:span text:style-name="T12_1">-</text:span><text:span text:style-name="T12_2"><text:s text:c="7"/></text:span><text:span text:style-name="T12_3">содействие</text:span><text:span text:style-name="T12_4"><text:s/></text:span><text:span text:style-name="T12_5">в</text:span><text:span text:style-name="T12_6"><text:s/></text:span><text:span text:style-name="T12_7">реализации</text:span><text:span text:style-name="T12_8"><text:s/></text:span><text:span text:style-name="T12_9">идей</text:span><text:span text:style-name="T12_10"><text:s/></text:span><text:span text:style-name="T12_11">инноваторов</text:span><text:span text:style-name="T12_12">;</text:span></text:p>
      <text:p text:style-name="P13"><text:span text:style-name="T13_1">-</text:span><text:span text:style-name="T13_2"><text:s text:c="5"/></text:span><text:span text:style-name="T13_3">создание</text:span><text:span text:style-name="T13_4"><text:s/></text:span><text:span text:style-name="T13_5">условий</text:span><text:span text:style-name="T13_6"><text:s/></text:span><text:span text:style-name="T13_7">для</text:span><text:span text:style-name="T13_8"><text:s/></text:span><text:span text:style-name="T13_9">репродукции</text:span><text:span text:style-name="T13_10"><text:s/></text:span><text:span text:style-name="T13_11">и</text:span><text:span text:style-name="T13_12"><text:s/></text:span><text:span text:style-name="T13_13">воспроизводства</text:span><text:span text:style-name="T13_14"><text:s/></text:span><text:span text:style-name="T13_15">инноваторских</text:span><text:span text:style-name="T13_16"><text:s/></text:span><text:span text:style-name="T13_17">качеств</text:span><text:span text:style-name="T13_18"><text:s/></text:span><text:span text:style-name="T13_19">у</text:span><text:span text:style-name="T13_20"><text:s/></text:span><text:span text:style-name="T13_21">людей</text:span><text:span text:style-name="T13_22">.</text:span></text:p>
      <text:p text:style-name="P14"><text:span text:style-name="T14_1"><text:s/></text:span></text:p>
      <text:p text:style-name="P15"><text:span text:style-name="T15_1">Правила</text:span><text:span text:style-name="T15_2"><text:s/></text:span><text:span text:style-name="T15_3">сообщества</text:span></text:p>
      <text:p text:style-name="P16"><text:span text:style-name="T16_1"><text:s/></text:span></text:p>
      <text:p text:style-name="P17"><text:span text:style-name="T17_1">1.</text:span><text:span text:style-name="T17_2"><text:s text:c="5"/></text:span><text:span text:style-name="T17_3">Клуб</text:span><text:span text:style-name="T17_4"><text:s/></text:span><text:span text:style-name="T17_5">Инноваторов</text:span><text:span text:style-name="T17_6"><text:s/>(</text:span><text:span text:style-name="T17_7">далее</text:span><text:span text:style-name="T17_8"><text:s/></text:span><text:span text:style-name="T17_9">Клуб</text:span><text:span text:style-name="T17_10">)<text:s/></text:span><text:span text:style-name="T17_11">является</text:span><text:span text:style-name="T17_12"><text:s/></text:span><text:span text:style-name="T17_13">общественной</text:span><text:span text:style-name="T17_14"><text:s/></text:span><text:span text:style-name="T17_15">организацией</text:span><text:span text:style-name="T17_16">,<text:s/></text:span><text:span text:style-name="T17_17">функционирует</text:span><text:span text:style-name="T17_18"><text:s/></text:span><text:span text:style-name="T17_19">без</text:span><text:span text:style-name="T17_20"><text:s/></text:span><text:span text:style-name="T17_21">государственной</text:span><text:span text:style-name="T17_22"><text:s/></text:span><text:span text:style-name="T17_23">регистрации</text:span><text:span text:style-name="T17_24"><text:s/></text:span><text:span text:style-name="T17_25">и</text:span><text:span text:style-name="T17_26"><text:s/></text:span><text:span text:style-name="T17_27">приобретения</text:span><text:span text:style-name="T17_28"><text:s/></text:span><text:span text:style-name="T17_29">прав</text:span><text:span text:style-name="T17_30"><text:s/></text:span><text:span text:style-name="T17_31">юридического</text:span><text:span text:style-name="T17_32"><text:s/></text:span><text:span text:style-name="T17_33">лица</text:span><text:span text:style-name="T17_34">,<text:s/></text:span><text:span text:style-name="T17_35">действует</text:span><text:span text:style-name="T17_36"><text:s/></text:span><text:span text:style-name="T17_37">на</text:span><text:span text:style-name="T17_38"><text:s/></text:span><text:span text:style-name="T17_39">основании</text:span><text:span text:style-name="T17_40"><text:s/></text:span><text:span text:style-name="T17_41">настоящих</text:span><text:span text:style-name="T17_42"><text:s/></text:span><text:span text:style-name="T17_43">правил</text:span><text:span text:style-name="T17_44">.</text:span></text:p>
      <text:p text:style-name="P18"><text:span text:style-name="T18_1">2.</text:span><text:span text:style-name="T18_2"><text:s text:c="5"/></text:span><text:span text:style-name="T18_3">Приём</text:span><text:span text:style-name="T18_4"><text:s/></text:span><text:span text:style-name="T18_5">в</text:span><text:span text:style-name="T18_6"><text:s/></text:span><text:span text:style-name="T18_7">Клуб</text:span><text:span text:style-name="T18_8"><text:s/></text:span><text:span text:style-name="T18_9">осуществляется</text:span><text:span text:style-name="T18_10"><text:s/></text:span><text:span text:style-name="T18_11">автоматически</text:span><text:span text:style-name="T18_12"><text:s/></text:span><text:span text:style-name="T18_13">на</text:span><text:span text:style-name="T18_14"><text:s/></text:span><text:span text:style-name="T18_15">основании</text:span><text:span text:style-name="T18_16"><text:s/></text:span><text:span text:style-name="T18_17">поданного</text:span><text:span text:style-name="T18_18"><text:s/></text:span><text:span text:style-name="T18_19">заявления</text:span><text:span text:style-name="T18_20"><text:s/></text:span><text:span text:style-name="T18_21">и</text:span><text:span text:style-name="T18_22"><text:s/>(</text:span><text:span text:style-name="T18_23">или</text:span><text:span text:style-name="T18_24">)<text:s/></text:span><text:span text:style-name="T18_25">регистрации</text:span><text:span text:style-name="T18_26"><text:s/></text:span><text:span text:style-name="T18_27">на</text:span><text:span text:style-name="T18_28"><text:s/></text:span><text:span text:style-name="T18_29">официальном</text:span><text:span text:style-name="T18_30"><text:s/></text:span><text:span text:style-name="T18_31">сайте</text:span><text:span text:style-name="T18_32"><text:s/></text:span><text:span text:style-name="T18_33">Клуба</text:span><text:span text:style-name="T18_34"><text:s/>–<text:s/></text:span><text:span text:style-name="T18_35">www</text:span><text:span text:style-name="T18_36">.____.__.<text:s/></text:span><text:span text:style-name="T18_37">Прохождение</text:span><text:span text:style-name="T18_38"><text:s/></text:span><text:span text:style-name="T18_39">регистрации</text:span><text:span text:style-name="T18_40"><text:s/></text:span><text:span text:style-name="T18_41">является</text:span><text:span text:style-name="T18_42"><text:s/></text:span><text:span text:style-name="T18_43">акцептом</text:span><text:span text:style-name="T18_44"><text:s/></text:span><text:span text:style-name="T18_45">настоящей</text:span><text:span text:style-name="T18_46"><text:s/></text:span><text:span text:style-name="T18_47">оферты</text:span><text:span text:style-name="T18_48">.</text:span></text:p>
      <text:p text:style-name="P19"><text:span text:style-name="T19_1">3.</text:span><text:span text:style-name="T19_2"><text:s text:c="5"/></text:span><text:span text:style-name="T19_3">Принимать</text:span><text:span text:style-name="T19_4"><text:s/></text:span><text:span text:style-name="T19_5">участие</text:span><text:span text:style-name="T19_6"><text:s/></text:span><text:span text:style-name="T19_7">в</text:span><text:span text:style-name="T19_8"><text:s/></text:span><text:span text:style-name="T19_9">Клубе</text:span><text:span text:style-name="T19_10"><text:s/></text:span><text:span text:style-name="T19_11">могут</text:span><text:span text:style-name="T19_12"><text:s/></text:span><text:span text:style-name="T19_13">отдельные</text:span><text:span text:style-name="T19_14"><text:s/></text:span><text:span text:style-name="T19_15">граждане</text:span><text:span text:style-name="T19_16">,<text:s/></text:span><text:span text:style-name="T19_17">независимо</text:span><text:span text:style-name="T19_18"><text:s/></text:span><text:span text:style-name="T19_19">от</text:span><text:span text:style-name="T19_20"><text:s/></text:span><text:span text:style-name="T19_21">места</text:span><text:span text:style-name="T19_22"><text:s/></text:span><text:span text:style-name="T19_23">работы</text:span><text:span text:style-name="T19_24">,<text:s/></text:span><text:span text:style-name="T19_25">возраста</text:span><text:span text:style-name="T19_26">,<text:s/></text:span><text:span text:style-name="T19_27">гражданства</text:span><text:span text:style-name="T19_28"><text:s/></text:span><text:span text:style-name="T19_29">и</text:span><text:span text:style-name="T19_30"><text:s/></text:span><text:span text:style-name="T19_31">места</text:span><text:span text:style-name="T19_32"><text:s/></text:span><text:span text:style-name="T19_33">жительства</text:span><text:span text:style-name="T19_34">;<text:s/></text:span><text:span text:style-name="T19_35">различные</text:span><text:span text:style-name="T19_36"><text:s/></text:span><text:span text:style-name="T19_37">сообщества</text:span><text:span text:style-name="T19_38">;<text:s/></text:span><text:span text:style-name="T19_39">научные</text:span><text:span text:style-name="T19_40"><text:s/></text:span><text:span text:style-name="T19_41">коллективы</text:span><text:span text:style-name="T19_42">;<text:s/></text:span><text:span text:style-name="T19_43">образовательные</text:span><text:span text:style-name="T19_44"><text:s/></text:span><text:span text:style-name="T19_45">учреждения</text:span><text:span text:style-name="T19_46"><text:s/></text:span><text:span text:style-name="T19_47">и</text:span><text:span text:style-name="T19_48"><text:s/></text:span><text:span text:style-name="T19_49">учреждения</text:span><text:span text:style-name="T19_50"><text:s/></text:span><text:span text:style-name="T19_51">дополнительного</text:span><text:span text:style-name="T19_52"><text:s/></text:span><text:span text:style-name="T19_53">образования</text:span><text:span text:style-name="T19_54">;<text:s/></text:span><text:span text:style-name="T19_55">общественные</text:span><text:span text:style-name="T19_56"><text:s/></text:span><text:span text:style-name="T19_57">организации</text:span><text:span text:style-name="T19_58"><text:s/></text:span><text:span text:style-name="T19_59">и</text:span><text:span text:style-name="T19_60"><text:s/></text:span><text:span text:style-name="T19_61">объединения</text:span><text:span text:style-name="T19_62">;<text:s/></text:span><text:span text:style-name="T19_63">группы</text:span><text:span text:style-name="T19_64"><text:s/></text:span><text:span text:style-name="T19_65">граждан</text:span><text:span text:style-name="T19_66">;<text:s/></text:span><text:span text:style-name="T19_67">предприниматели</text:span><text:span text:style-name="T19_68"><text:s/></text:span><text:span text:style-name="T19_69">и</text:span><text:span text:style-name="T19_70"><text:s/></text:span><text:span text:style-name="T19_71">юридические</text:span><text:span text:style-name="T19_72"><text:s/></text:span><text:span text:style-name="T19_73">лица</text:span><text:span text:style-name="T19_74"><text:s/></text:span><text:span text:style-name="T19_75">всех</text:span><text:span text:style-name="T19_76"><text:s/></text:span><text:span text:style-name="T19_77">форм</text:span><text:span text:style-name="T19_78"><text:s/></text:span><text:span text:style-name="T19_79">собственности</text:span><text:span text:style-name="T19_80">.</text:span></text:p>
      <text:p text:style-name="P20"><text:span text:style-name="T20_1">4.</text:span><text:span text:style-name="T20_2"><text:s text:c="5"/></text:span><text:span text:style-name="T20_3">Член</text:span><text:span text:style-name="T20_4"><text:s/></text:span><text:span text:style-name="T20_5">Клуба</text:span><text:span text:style-name="T20_6"><text:s/></text:span><text:span text:style-name="T20_7">не</text:span><text:span text:style-name="T20_8"><text:s/></text:span><text:span text:style-name="T20_9">является</text:span><text:span text:style-name="T20_10"><text:s/></text:span><text:span text:style-name="T20_11">сотрудником</text:span><text:span text:style-name="T20_12"><text:s/></text:span><text:span text:style-name="T20_13">Клуба</text:span><text:span text:style-name="T20_14">,<text:s/></text:span><text:span text:style-name="T20_15">не</text:span><text:span text:style-name="T20_16"><text:s/></text:span><text:span text:style-name="T20_17">несёт</text:span><text:span text:style-name="T20_18"><text:s/></text:span><text:span text:style-name="T20_19">отвественность</text:span><text:span text:style-name="T20_20"><text:s/></text:span><text:span text:style-name="T20_21">за</text:span><text:span text:style-name="T20_22"><text:s/></text:span><text:span text:style-name="T20_23">деятельность</text:span><text:span text:style-name="T20_24"><text:s/></text:span><text:span text:style-name="T20_25">Клуба</text:span><text:span text:style-name="T20_26">,<text:s/></text:span><text:span text:style-name="T20_27">как</text:span><text:span text:style-name="T20_28"><text:s/></text:span><text:span text:style-name="T20_29">и</text:span><text:span text:style-name="T20_30"><text:s/></text:span><text:span text:style-name="T20_31">Клуб</text:span><text:span text:style-name="T20_32"><text:s/></text:span><text:span text:style-name="T20_33">не</text:span><text:span text:style-name="T20_34"><text:s/></text:span><text:span text:style-name="T20_35">несёт</text:span><text:span text:style-name="T20_36"><text:s/></text:span><text:span text:style-name="T20_37">отвественности</text:span><text:span text:style-name="T20_38"><text:s/></text:span><text:span text:style-name="T20_39">за</text:span><text:span text:style-name="T20_40"><text:s/></text:span><text:span text:style-name="T20_41">деятельность</text:span><text:span text:style-name="T20_42"><text:s/></text:span><text:span text:style-name="T20_43">членов</text:span><text:span text:style-name="T20_44"><text:s/></text:span><text:span text:style-name="T20_45">Клуба</text:span><text:span text:style-name="T20_46">.</text:span></text:p>
      <text:p text:style-name="P21"><text:span text:style-name="T21_1">5.</text:span><text:span text:style-name="T21_2"><text:s text:c="5"/></text:span><text:span text:style-name="T21_3">В</text:span><text:span text:style-name="T21_4"><text:s/></text:span><text:span text:style-name="T21_5">случае</text:span><text:span text:style-name="T21_6"><text:s/></text:span><text:span text:style-name="T21_7">нарушения</text:span><text:span text:style-name="T21_8"><text:s/></text:span><text:span text:style-name="T21_9">членом</text:span><text:span text:style-name="T21_10"><text:s/></text:span><text:span text:style-name="T21_11">Клуба</text:span><text:span text:style-name="T21_12"><text:s/></text:span><text:span text:style-name="T21_13">правил</text:span><text:span text:style-name="T21_14">,<text:s/></text:span><text:span text:style-name="T21_15">членство</text:span><text:span text:style-name="T21_16"><text:s/></text:span><text:span text:style-name="T21_17">в</text:span><text:span text:style-name="T21_18"><text:s/></text:span><text:span text:style-name="T21_19">Клубе</text:span><text:span text:style-name="T21_20"><text:s/></text:span><text:span text:style-name="T21_21">может</text:span><text:span text:style-name="T21_22"><text:s/></text:span><text:span text:style-name="T21_23">быть</text:span><text:span text:style-name="T21_24"><text:s/></text:span><text:span text:style-name="T21_25">приостановлено</text:span><text:span text:style-name="T21_26"><text:s/></text:span><text:span text:style-name="T21_27">и</text:span><text:span text:style-name="T21_28"><text:s/>(</text:span><text:span text:style-name="T21_29">или</text:span><text:span text:style-name="T21_30">)<text:s/></text:span><text:span text:style-name="T21_31">нарушитель</text:span><text:span text:style-name="T21_32"><text:s/></text:span><text:span text:style-name="T21_33">может</text:span><text:span text:style-name="T21_34"><text:s/></text:span><text:span text:style-name="T21_35">быть</text:span><text:span text:style-name="T21_36"><text:s/></text:span><text:span text:style-name="T21_37">исключён</text:span><text:span text:style-name="T21_38"><text:s/></text:span><text:span text:style-name="T21_39">из</text:span><text:span text:style-name="T21_40"><text:s/></text:span><text:span text:style-name="T21_41">состава</text:span><text:span text:style-name="T21_42"><text:s/></text:span><text:span text:style-name="T21_43">Членов</text:span><text:span text:style-name="T21_44"><text:s/></text:span><text:span text:style-name="T21_45">Клуба</text:span><text:span text:style-name="T21_46"><text:s/></text:span><text:span text:style-name="T21_47">без</text:span><text:span text:style-name="T21_48"><text:s/></text:span><text:span text:style-name="T21_49">права</text:span><text:span text:style-name="T21_50"><text:s/></text:span><text:span text:style-name="T21_51">восстановления</text:span><text:span text:style-name="T21_52">.</text:span></text:p>
      <text:p text:style-name="P22"><text:span text:style-name="T22_1">6.</text:span><text:span text:style-name="T22_2"><text:s text:c="5"/></text:span><text:span text:style-name="T22_3">Клуб</text:span><text:span text:style-name="T22_4"><text:s/></text:span><text:span text:style-name="T22_5">в</text:span><text:span text:style-name="T22_6"><text:s/></text:span><text:span text:style-name="T22_7">одностороннем</text:span><text:span text:style-name="T22_8"><text:s/></text:span><text:span text:style-name="T22_9">порядке</text:span><text:span text:style-name="T22_10"><text:s/></text:span><text:span text:style-name="T22_11">может</text:span><text:span text:style-name="T22_12"><text:s/></text:span><text:span text:style-name="T22_13">изменять</text:span><text:span text:style-name="T22_14"><text:s/></text:span><text:span text:style-name="T22_15">условия</text:span><text:span text:style-name="T22_16"><text:s/></text:span><text:span text:style-name="T22_17">настоящих</text:span><text:span text:style-name="T22_18"><text:s/></text:span><text:span text:style-name="T22_19">Правил</text:span><text:span text:style-name="T22_20"><text:s/></text:span><text:span text:style-name="T22_21">и</text:span><text:span text:style-name="T22_22"><text:s/>(</text:span><text:span text:style-name="T22_23">или</text:span><text:span text:style-name="T22_24">)<text:s/></text:span><text:span text:style-name="T22_25">Приложений</text:span><text:span text:style-name="T22_26"><text:s/></text:span><text:span text:style-name="T22_27">к</text:span><text:span text:style-name="T22_28"><text:s/></text:span><text:span text:style-name="T22_29">ним</text:span><text:span text:style-name="T22_30">.</text:span></text:p>
      <text:p text:style-name="P23"><text:span text:style-name="T23_1">7.</text:span><text:span text:style-name="T23_2"><text:s text:c="5"/></text:span><text:span text:style-name="T23_3">Обо</text:span><text:span text:style-name="T23_4"><text:s/></text:span><text:span text:style-name="T23_5">всех</text:span><text:span text:style-name="T23_6"><text:s/></text:span><text:span text:style-name="T23_7">изменениях</text:span><text:span text:style-name="T23_8"><text:s/></text:span><text:span text:style-name="T23_9">в</text:span><text:span text:style-name="T23_10"><text:s/></text:span><text:span text:style-name="T23_11">официальных</text:span><text:span text:style-name="T23_12"><text:s/></text:span><text:span text:style-name="T23_13">документах</text:span><text:span text:style-name="T23_14">,<text:s/></text:span><text:span text:style-name="T23_15">Администрация</text:span><text:span text:style-name="T23_16"><text:s/></text:span><text:span text:style-name="T23_17">Клуба</text:span><text:span text:style-name="T23_18"><text:s/></text:span><text:span text:style-name="T23_19">сообщает</text:span><text:span text:style-name="T23_20"><text:s/></text:span><text:span text:style-name="T23_21">в</text:span><text:span text:style-name="T23_22"><text:s/></text:span><text:span text:style-name="T23_23">разделе</text:span><text:span text:style-name="T23_24"><text:s/></text:span><text:span text:style-name="T23_25">Новости</text:span><text:span text:style-name="T23_26"><text:s/></text:span><text:span text:style-name="T23_27">на</text:span><text:span text:style-name="T23_28"><text:s/></text:span><text:span text:style-name="T23_29">официальном</text:span><text:span text:style-name="T23_30"><text:s/></text:span><text:span text:style-name="T23_31">сайте</text:span><text:span text:style-name="T23_32"><text:s/>(</text:span><text:span text:style-name="T23_33">www</text:span><text:span text:style-name="T23_34">.___.__).</text:span></text:p>
      <text:p text:style-name="P24"><text:span text:style-name="T24_1">8.</text:span><text:span text:style-name="T24_2"><text:s text:c="5"/></text:span><text:span text:style-name="T24_3">Член</text:span><text:span text:style-name="T24_4"><text:s/></text:span><text:span text:style-name="T24_5">Клуба</text:span><text:span text:style-name="T24_6"><text:s/></text:span><text:span text:style-name="T24_7">несет</text:span><text:span text:style-name="T24_8"><text:s/></text:span><text:span text:style-name="T24_9">полную</text:span><text:span text:style-name="T24_10"><text:s/></text:span><text:span text:style-name="T24_11">ответственность</text:span><text:span text:style-name="T24_12"><text:s/></text:span><text:span text:style-name="T24_13">за</text:span><text:span text:style-name="T24_14"><text:s/></text:span><text:span text:style-name="T24_15">возможные</text:span><text:span text:style-name="T24_16"><text:s/></text:span><text:span text:style-name="T24_17">расходы</text:span><text:span text:style-name="T24_18">,<text:s/></text:span><text:span text:style-name="T24_19">связанные</text:span><text:span text:style-name="T24_20"><text:s/></text:span><text:span text:style-name="T24_21">с</text:span><text:span text:style-name="T24_22"><text:s/></text:span><text:span text:style-name="T24_23">его</text:span><text:span text:style-name="T24_24"><text:s/></text:span><text:span text:style-name="T24_25">деятельностью</text:span><text:span text:style-name="T24_26">,<text:s/></text:span><text:span text:style-name="T24_27">в</text:span><text:span text:style-name="T24_28"><text:s/></text:span><text:span text:style-name="T24_29">том</text:span><text:span text:style-name="T24_30"><text:s/></text:span><text:span text:style-name="T24_31">числе</text:span><text:span text:style-name="T24_32"><text:s/></text:span><text:span text:style-name="T24_33">необходимые</text:span><text:span text:style-name="T24_34"><text:s/></text:span><text:span text:style-name="T24_35">для</text:span><text:span text:style-name="T24_36"><text:s/></text:span><text:span text:style-name="T24_37">управления</text:span><text:span text:style-name="T24_38"><text:s/></text:span><text:span text:style-name="T24_39">его</text:span><text:span text:style-name="T24_40"><text:s/></text:span><text:span text:style-name="T24_41">коммерческой</text:span><text:span text:style-name="T24_42"><text:s/></text:span><text:span text:style-name="T24_43">деятельностью</text:span><text:span text:style-name="T24_44">,<text:s/></text:span><text:span text:style-name="T24_45">по</text:span><text:span text:style-name="T24_46"><text:s/></text:span><text:span text:style-name="T24_47">налоговым</text:span><text:span text:style-name="T24_48"><text:s/></text:span><text:span text:style-name="T24_49">и</text:span><text:span text:style-name="T24_50"><text:s/></text:span><text:span text:style-name="T24_51">другим</text:span><text:span text:style-name="T24_52"><text:s/></text:span><text:span text:style-name="T24_53">обязательствам</text:span><text:span text:style-name="T24_54">.</text:span></text:p>
      <text:p text:style-name="P25"><text:span text:style-name="T25_1">9.</text:span><text:span text:style-name="T25_2"><text:s text:c="5"/></text:span><text:span text:style-name="T25_3">Член</text:span><text:span text:style-name="T25_4"><text:s/></text:span><text:span text:style-name="T25_5">Клуба</text:span><text:span text:style-name="T25_6"><text:s/></text:span><text:span text:style-name="T25_7">несет</text:span><text:span text:style-name="T25_8"><text:s/></text:span><text:span text:style-name="T25_9">финансовую</text:span><text:span text:style-name="T25_10"><text:s/></text:span><text:span text:style-name="T25_11">ответственность</text:span><text:span text:style-name="T25_12"><text:s/></text:span><text:span text:style-name="T25_13">перед</text:span><text:span text:style-name="T25_14"><text:s/></text:span><text:span text:style-name="T25_15">Клубом</text:span><text:span text:style-name="T25_16"><text:s/></text:span><text:span text:style-name="T25_17">в</text:span><text:span text:style-name="T25_18"><text:s/></text:span><text:span text:style-name="T25_19">случае</text:span><text:span text:style-name="T25_20"><text:s/></text:span><text:span text:style-name="T25_21">образования</text:span><text:span text:style-name="T25_22"><text:s/></text:span><text:span text:style-name="T25_23">задолженности</text:span><text:span text:style-name="T25_24"><text:s/></text:span><text:span text:style-name="T25_25">за</text:span><text:span text:style-name="T25_26"><text:s/></text:span><text:span text:style-name="T25_27">использование</text:span><text:span text:style-name="T25_28"><text:s/></text:span><text:span text:style-name="T25_29">продукции</text:span><text:span text:style-name="T25_30"><text:s/>(</text:span><text:span text:style-name="T25_31">товаров</text:span><text:span text:style-name="T25_32">,<text:s/></text:span><text:span text:style-name="T25_33">работ</text:span><text:span text:style-name="T25_34">,<text:s/></text:span><text:span text:style-name="T25_35">услуг</text:span><text:span text:style-name="T25_36">)<text:s/></text:span><text:span text:style-name="T25_37">и</text:span><text:span text:style-name="T25_38"><text:s/></text:span><text:span text:style-name="T25_39">обязуется</text:span><text:span text:style-name="T25_40"><text:s/></text:span><text:span text:style-name="T25_41">погасить</text:span><text:span text:style-name="T25_42"><text:s/></text:span><text:span text:style-name="T25_43">эту</text:span><text:span text:style-name="T25_44"><text:s/></text:span><text:span text:style-name="T25_45">задолженность</text:span><text:span text:style-name="T25_46"><text:s/></text:span><text:span text:style-name="T25_47">по</text:span><text:span text:style-name="T25_48"><text:s/></text:span><text:span text:style-name="T25_49">первому</text:span><text:span text:style-name="T25_50"><text:s/></text:span><text:span text:style-name="T25_51">требованию</text:span><text:span text:style-name="T25_52"><text:s/></text:span><text:span text:style-name="T25_53">Клуба</text:span><text:span text:style-name="T25_54">.</text:span></text:p>
      <text:p text:style-name="P26"><text:span text:style-name="T26_1">10.</text:span><text:span text:style-name="T26_2"><text:s/></text:span><text:span text:style-name="T26_3">Члены</text:span><text:span text:style-name="T26_4"><text:s/></text:span><text:span text:style-name="T26_5">Клуба</text:span><text:span text:style-name="T26_6"><text:s/></text:span><text:span text:style-name="T26_7">могут</text:span><text:span text:style-name="T26_8"><text:s/></text:span><text:span text:style-name="T26_9">использовать</text:span><text:span text:style-name="T26_10"><text:s/></text:span><text:span text:style-name="T26_11">торговые</text:span><text:span text:style-name="T26_12"><text:s/></text:span><text:span text:style-name="T26_13">знаки</text:span><text:span text:style-name="T26_14"><text:s/></text:span><text:span text:style-name="T26_15">или</text:span><text:span text:style-name="T26_16"><text:s/></text:span><text:span text:style-name="T26_17">интеллектуальные</text:span><text:span text:style-name="T26_18"><text:s/></text:span><text:span text:style-name="T26_19">продукты</text:span><text:span text:style-name="T26_20"><text:s/></text:span><text:span text:style-name="T26_21">Клуба</text:span><text:span text:style-name="T26_22"><text:s/></text:span><text:span text:style-name="T26_23">и</text:span><text:span text:style-name="T26_24"><text:s/>(</text:span><text:span text:style-name="T26_25">или</text:span><text:span text:style-name="T26_26">)<text:s/></text:span><text:span text:style-name="T26_27">членов</text:span><text:span text:style-name="T26_28"><text:s/></text:span><text:span text:style-name="T26_29">Клуба</text:span><text:span text:style-name="T26_30"><text:s/></text:span><text:span text:style-name="T26_31">только</text:span><text:span text:style-name="T26_32"><text:s/></text:span><text:span text:style-name="T26_33">с</text:span><text:span text:style-name="T26_34"><text:s/></text:span><text:span text:style-name="T26_35">письменного</text:span><text:span text:style-name="T26_36"><text:s/></text:span><text:span text:style-name="T26_37">согласия</text:span><text:span text:style-name="T26_38"><text:s/></text:span><text:span text:style-name="T26_39">Клуба</text:span><text:span text:style-name="T26_40"><text:s/></text:span><text:span text:style-name="T26_41">и</text:span><text:span text:style-name="T26_42"><text:s/>(</text:span><text:span text:style-name="T26_43">или</text:span><text:span text:style-name="T26_44">)<text:s/></text:span><text:span text:style-name="T26_45">их</text:span><text:span text:style-name="T26_46"><text:s/></text:span><text:span text:style-name="T26_47">авторов</text:span><text:span text:style-name="T26_48">.</text:span></text:p>
      <text:p text:style-name="P27"><text:span text:style-name="T27_1">11.</text:span><text:span text:style-name="T27_2"><text:s/></text:span><text:span text:style-name="T27_3">Для</text:span><text:span text:style-name="T27_4"><text:s/></text:span><text:span text:style-name="T27_5">ведения</text:span><text:span text:style-name="T27_6"><text:s/></text:span><text:span text:style-name="T27_7">хозяйственной</text:span><text:span text:style-name="T27_8"><text:s/></text:span><text:span text:style-name="T27_9">деятельности</text:span><text:span text:style-name="T27_10"><text:s/></text:span><text:span text:style-name="T27_11">Клуб</text:span><text:span text:style-name="T27_12">,<text:s/></text:span><text:span text:style-name="T27_13">в</text:span><text:span text:style-name="T27_14"><text:s/></text:span><text:span text:style-name="T27_15">лице</text:span><text:span text:style-name="T27_16"><text:s/></text:span><text:span text:style-name="T27_17">Администрации</text:span><text:span text:style-name="T27_18"><text:s/></text:span><text:span text:style-name="T27_19">Клуба</text:span><text:span text:style-name="T27_20"><text:s/></text:span><text:span text:style-name="T27_21">имеет</text:span><text:span text:style-name="T27_22"><text:s/></text:span><text:span text:style-name="T27_23">право</text:span><text:span text:style-name="T27_24"><text:s/></text:span><text:span text:style-name="T27_25">привлекать</text:span><text:span text:style-name="T27_26"><text:s/></text:span><text:span text:style-name="T27_27">уполномоченные</text:span><text:span text:style-name="T27_28"><text:s/></text:span><text:span text:style-name="T27_29">организации</text:span><text:span text:style-name="T27_30">.</text:span></text:p>
      <text:p text:style-name="P28"><text:span text:style-name="T28_1"><text:s/></text:span></text:p>
      <text:p text:style-name="P29"><text:span text:style-name="T29_1">Управление</text:span><text:span text:style-name="T29_2"><text:s/></text:span><text:span text:style-name="T29_3">Клубом</text:span><text:span text:style-name="T29_4"><text:s/></text:span><text:span text:style-name="T29_5">инноваторов</text:span></text:p>
      <text:p text:style-name="P30"><text:span text:style-name="T30_1"><text:s/></text:span></text:p>
      <text:p text:style-name="P31"><text:span text:style-name="T31_1">12.</text:span><text:span text:style-name="T31_2"><text:s/></text:span><text:span text:style-name="T31_3">Наивысшим</text:span><text:span text:style-name="T31_4"><text:s/></text:span><text:span text:style-name="T31_5">органом</text:span><text:span text:style-name="T31_6"><text:s/></text:span><text:span text:style-name="T31_7">управления</text:span><text:span text:style-name="T31_8"><text:s/></text:span><text:span text:style-name="T31_9">Клубом</text:span><text:span text:style-name="T31_10"><text:s/></text:span><text:span text:style-name="T31_11">является</text:span><text:span text:style-name="T31_12"><text:s/></text:span><text:span text:style-name="T31_13">общее</text:span><text:span text:style-name="T31_14"><text:s/></text:span><text:span text:style-name="T31_15">собрание</text:span><text:span text:style-name="T31_16"><text:s/></text:span><text:span text:style-name="T31_17">членов</text:span><text:span text:style-name="T31_18"><text:s/></text:span><text:span text:style-name="T31_19">Клуба</text:span><text:span text:style-name="T31_20">.</text:span></text:p>
      <text:p text:style-name="P32"><text:span text:style-name="T32_1">13.</text:span><text:span text:style-name="T32_2"><text:s/></text:span><text:span text:style-name="T32_3">Общее</text:span><text:span text:style-name="T32_4"><text:s/></text:span><text:span text:style-name="T32_5">собрание</text:span><text:span text:style-name="T32_6"><text:s/></text:span><text:span text:style-name="T32_7">членов</text:span><text:span text:style-name="T32_8"><text:s/></text:span><text:span text:style-name="T32_9">Клуба</text:span><text:span text:style-name="T32_10"><text:s/></text:span><text:span text:style-name="T32_11">проводятся</text:span><text:span text:style-name="T32_12"><text:s/></text:span><text:span text:style-name="T32_13">по</text:span><text:span text:style-name="T32_14"><text:s/></text:span><text:span text:style-name="T32_15">мере</text:span><text:span text:style-name="T32_16"><text:s/></text:span><text:span text:style-name="T32_17">необходимости</text:span><text:span text:style-name="T32_18">,<text:s/></text:span><text:span text:style-name="T32_19">но</text:span><text:span text:style-name="T32_20"><text:s/></text:span><text:span text:style-name="T32_21">не</text:span><text:span text:style-name="T32_22"><text:s/></text:span><text:span text:style-name="T32_23">реже</text:span><text:span text:style-name="T32_24"><text:s/></text:span><text:span text:style-name="T32_25">чем</text:span><text:span text:style-name="T32_26"><text:s/></text:span><text:span text:style-name="T32_27">один</text:span><text:span text:style-name="T32_28"><text:s/></text:span><text:span text:style-name="T32_29">раз</text:span><text:span text:style-name="T32_30"><text:s/></text:span><text:span text:style-name="T32_31">в</text:span><text:span text:style-name="T32_32"><text:s/></text:span><text:span text:style-name="T32_33">год</text:span><text:span text:style-name="T32_34">.</text:span></text:p>
      <text:p text:style-name="P33"><text:span text:style-name="T33_1">14.</text:span><text:span text:style-name="T33_2"><text:s/></text:span><text:span text:style-name="T33_3">Текущую</text:span><text:span text:style-name="T33_4"><text:s/></text:span><text:span text:style-name="T33_5">деятельность</text:span><text:span text:style-name="T33_6"><text:s/></text:span><text:span text:style-name="T33_7">Клуба</text:span><text:span text:style-name="T33_8">,<text:s/></text:span><text:span text:style-name="T33_9">а</text:span><text:span text:style-name="T33_10"><text:s/></text:span><text:span text:style-name="T33_11">так</text:span><text:span text:style-name="T33_12"><text:s/></text:span><text:span text:style-name="T33_13">же</text:span><text:span text:style-name="T33_14"><text:s/></text:span><text:span text:style-name="T33_15">подготовку</text:span><text:span text:style-name="T33_16"><text:s/></text:span><text:span text:style-name="T33_17">общих</text:span><text:span text:style-name="T33_18"><text:s/></text:span><text:span text:style-name="T33_19">собраний</text:span><text:span text:style-name="T33_20"><text:s/></text:span><text:span text:style-name="T33_21">и</text:span><text:span text:style-name="T33_22"><text:s/></text:span><text:span text:style-name="T33_23">формирование</text:span><text:span text:style-name="T33_24"><text:s/></text:span><text:span text:style-name="T33_25">повестки</text:span><text:span text:style-name="T33_26"><text:s/></text:span><text:span text:style-name="T33_27">дня</text:span><text:span text:style-name="T33_28">,<text:s/></text:span><text:span text:style-name="T33_29">осуществляет</text:span><text:span text:style-name="T33_30"><text:s/></text:span><text:span text:style-name="T33_31">Администрация</text:span><text:span text:style-name="T33_32"><text:s/></text:span><text:span text:style-name="T33_33">Клуба</text:span><text:span text:style-name="T33_34">,<text:s/></text:span><text:span text:style-name="T33_35">которая</text:span><text:span text:style-name="T33_36"><text:s/></text:span><text:span text:style-name="T33_37">выбирается</text:span><text:span text:style-name="T33_38"><text:s/></text:span><text:span text:style-name="T33_39">на</text:span><text:span text:style-name="T33_40"><text:s/></text:span><text:span text:style-name="T33_41">общем</text:span><text:span text:style-name="T33_42"><text:s/></text:span><text:span text:style-name="T33_43">собрании</text:span><text:span text:style-name="T33_44"><text:s/></text:span><text:span text:style-name="T33_45">Клуба</text:span><text:span text:style-name="T33_46"><text:s/></text:span><text:span text:style-name="T33_47">простым</text:span><text:span text:style-name="T33_48"><text:s/></text:span><text:span text:style-name="T33_49">большинством</text:span><text:span text:style-name="T33_50"><text:s/></text:span><text:span text:style-name="T33_51">голосов</text:span><text:span text:style-name="T33_52">,<text:s/></text:span><text:span text:style-name="T33_53">без</text:span><text:span text:style-name="T33_54"><text:s/></text:span><text:span text:style-name="T33_55">наличия</text:span><text:span text:style-name="T33_56"><text:s/></text:span><text:span text:style-name="T33_57">кворума</text:span><text:span text:style-name="T33_58">,<text:s/></text:span><text:span text:style-name="T33_59">сроком</text:span><text:span text:style-name="T33_60"><text:s/></text:span><text:span text:style-name="T33_61">на</text:span><text:span text:style-name="T33_62"><text:s/></text:span><text:span text:style-name="T33_63">один</text:span><text:span text:style-name="T33_64"><text:s/></text:span><text:span text:style-name="T33_65">год</text:span><text:span text:style-name="T33_66">.</text:span></text:p>
      <text:p text:style-name="P34"><text:span text:style-name="T34_1">15.</text:span><text:span text:style-name="T34_2"><text:s/></text:span><text:span text:style-name="T34_3">Объявление</text:span><text:span text:style-name="T34_4"><text:s/></text:span><text:span text:style-name="T34_5">о</text:span><text:span text:style-name="T34_6"><text:s/></text:span><text:span text:style-name="T34_7">проведении</text:span><text:span text:style-name="T34_8"><text:s/></text:span><text:span text:style-name="T34_9">общего</text:span><text:span text:style-name="T34_10"><text:s/></text:span><text:span text:style-name="T34_11">собрания</text:span><text:span text:style-name="T34_12"><text:s/></text:span><text:span text:style-name="T34_13">публикуются</text:span><text:span text:style-name="T34_14"><text:s/></text:span><text:span text:style-name="T34_15">на</text:span><text:span text:style-name="T34_16"><text:s/></text:span><text:span text:style-name="T34_17">официальном</text:span><text:span text:style-name="T34_18"><text:s/></text:span><text:span text:style-name="T34_19">сайте</text:span><text:span text:style-name="T34_20"><text:s/></text:span><text:span text:style-name="T34_21">Клуба</text:span><text:span text:style-name="T34_22">.</text:span></text:p>
      <text:p text:style-name="P35"><text:span text:style-name="T35_1">16.</text:span><text:span text:style-name="T35_2"><text:s/></text:span><text:span text:style-name="T35_3">Общее</text:span><text:span text:style-name="T35_4"><text:s/></text:span><text:span text:style-name="T35_5">собрание</text:span><text:span text:style-name="T35_6"><text:s/></text:span><text:span text:style-name="T35_7">может</text:span><text:span text:style-name="T35_8"><text:s/></text:span><text:span text:style-name="T35_9">проводиться</text:span><text:span text:style-name="T35_10"><text:s/></text:span><text:span text:style-name="T35_11">с</text:span><text:span text:style-name="T35_12"><text:s/></text:span><text:span text:style-name="T35_13">применением</text:span><text:span text:style-name="T35_14"><text:s/></text:span><text:span text:style-name="T35_15">любых</text:span><text:span text:style-name="T35_16"><text:s/></text:span><text:span text:style-name="T35_17">средств</text:span><text:span text:style-name="T35_18"><text:s/></text:span><text:span text:style-name="T35_19">передачи</text:span><text:span text:style-name="T35_20"><text:s/></text:span><text:span text:style-name="T35_21">данных</text:span><text:span text:style-name="T35_22">.</text:span></text:p>
      <text:p text:style-name="P36"><text:span text:style-name="T36_1">17.</text:span><text:span text:style-name="T36_2"><text:s/></text:span><text:span text:style-name="T36_3">Голосование</text:span><text:span text:style-name="T36_4"><text:s/></text:span><text:span text:style-name="T36_5">Членов</text:span><text:span text:style-name="T36_6"><text:s/></text:span><text:span text:style-name="T36_7">Клуба</text:span><text:span text:style-name="T36_8"><text:s/></text:span><text:span text:style-name="T36_9">проводится</text:span><text:span text:style-name="T36_10"><text:s/></text:span><text:span text:style-name="T36_11">в</text:span><text:span text:style-name="T36_12"><text:s/></text:span><text:span text:style-name="T36_13">электронном</text:span><text:span text:style-name="T36_14"><text:s/></text:span><text:span text:style-name="T36_15">виде</text:span><text:span text:style-name="T36_16"><text:s/></text:span><text:span text:style-name="T36_17">путём</text:span><text:span text:style-name="T36_18"><text:s/></text:span><text:span text:style-name="T36_19">рассылки</text:span><text:span text:style-name="T36_20"><text:s/></text:span><text:span text:style-name="T36_21">и</text:span><text:span text:style-name="T36_22"><text:s/></text:span><text:span text:style-name="T36_23">получения</text:span><text:span text:style-name="T36_24"><text:s/></text:span><text:span text:style-name="T36_25">ответов</text:span><text:span text:style-name="T36_26"><text:s/></text:span><text:span text:style-name="T36_27">на</text:span><text:span text:style-name="T36_28"><text:s/></text:span><text:span text:style-name="T36_29">поставленные</text:span><text:span text:style-name="T36_30"><text:s/></text:span><text:span text:style-name="T36_31">вопросы</text:span><text:span text:style-name="T36_32"><text:s/></text:span><text:span text:style-name="T36_33">до</text:span><text:span text:style-name="T36_34"><text:s/></text:span><text:span text:style-name="T36_35">указанного</text:span><text:span text:style-name="T36_36"><text:s/></text:span><text:span text:style-name="T36_37">времени</text:span><text:span text:style-name="T36_38">.</text:span></text:p>
      <text:p text:style-name="P37"><text:span text:style-name="T37_1">18.</text:span><text:span text:style-name="T37_2"><text:s/></text:span><text:span text:style-name="T37_3">После</text:span><text:span text:style-name="T37_4"><text:s/></text:span><text:span text:style-name="T37_5">указанного</text:span><text:span text:style-name="T37_6"><text:s/></text:span><text:span text:style-name="T37_7">времени</text:span><text:span text:style-name="T37_8"><text:s/></text:span><text:span text:style-name="T37_9">идёт</text:span><text:span text:style-name="T37_10"><text:s/></text:span><text:span text:style-name="T37_11">подсчёт</text:span><text:span text:style-name="T37_12"><text:s/></text:span><text:span text:style-name="T37_13">голосов</text:span><text:span text:style-name="T37_14"><text:s/></text:span><text:span text:style-name="T37_15">и</text:span><text:span text:style-name="T37_16"><text:s/></text:span><text:span text:style-name="T37_17">публикуется</text:span><text:span text:style-name="T37_18"><text:s/></text:span><text:span text:style-name="T37_19">сводная</text:span><text:span text:style-name="T37_20"><text:s/></text:span><text:span text:style-name="T37_21">таблица</text:span><text:span text:style-name="T37_22"><text:s/></text:span><text:span text:style-name="T37_23">по</text:span><text:span text:style-name="T37_24"><text:s/></text:span><text:span text:style-name="T37_25">результатам</text:span><text:span text:style-name="T37_26">,<text:s/></text:span><text:span text:style-name="T37_27">которая</text:span><text:span text:style-name="T37_28"><text:s/></text:span><text:span text:style-name="T37_29">доступна</text:span><text:span text:style-name="T37_30"><text:s/></text:span><text:span text:style-name="T37_31">для</text:span><text:span text:style-name="T37_32"><text:s/></text:span><text:span text:style-name="T37_33">обзора</text:span><text:span text:style-name="T37_34"><text:s/></text:span><text:span text:style-name="T37_35">всем</text:span><text:span text:style-name="T37_36"><text:s/></text:span><text:span text:style-name="T37_37">членам</text:span><text:span text:style-name="T37_38"><text:s/></text:span><text:span text:style-name="T37_39">Клуба</text:span><text:span text:style-name="T37_40">.</text:span></text:p>
      <text:p text:style-name="P38"><text:span text:style-name="T38_1"><text:s/></text:span></text:p>
      <text:p text:style-name="P39"><text:span text:style-name="T39_1">Администрация</text:span><text:span text:style-name="T39_2"><text:s/></text:span><text:span text:style-name="T39_3">Клуба</text:span><text:span text:style-name="T39_4"><text:s/></text:span><text:span text:style-name="T39_5">инноваторов</text:span></text:p>
      <text:p text:style-name="P40"><text:span text:style-name="T40_1"><text:s/></text:span></text:p>
      <text:p text:style-name="P41"><text:span text:style-name="T41_1">19.</text:span><text:span text:style-name="T41_2"><text:s/></text:span><text:span text:style-name="T41_3">Администрация</text:span><text:span text:style-name="T41_4"><text:s/></text:span><text:span text:style-name="T41_5">Клуба</text:span><text:span text:style-name="T41_6"><text:s/></text:span><text:span text:style-name="T41_7">ведёт</text:span><text:span text:style-name="T41_8"><text:s/></text:span><text:span text:style-name="T41_9">реестры</text:span><text:span text:style-name="T41_10"><text:s/></text:span><text:span text:style-name="T41_11">членов</text:span><text:span text:style-name="T41_12"><text:s/></text:span><text:span text:style-name="T41_13">Клуба</text:span><text:span text:style-name="T41_14"><text:s/></text:span><text:span text:style-name="T41_15">и</text:span><text:span text:style-name="T41_16"><text:s/></text:span><text:span text:style-name="T41_17">их</text:span><text:span text:style-name="T41_18"><text:s/></text:span><text:span text:style-name="T41_19">проектов</text:span><text:span text:style-name="T41_20">.</text:span></text:p>
      <text:p text:style-name="P42"><text:span text:style-name="T42_1">20.</text:span><text:span text:style-name="T42_2"><text:s/></text:span><text:span text:style-name="T42_3">Осуществляет</text:span><text:span text:style-name="T42_4"><text:s/></text:span><text:span text:style-name="T42_5">хозяйственную</text:span><text:span text:style-name="T42_6"><text:s/></text:span><text:span text:style-name="T42_7">деятельность</text:span><text:span text:style-name="T42_8"><text:s/></text:span><text:span text:style-name="T42_9">Клуба</text:span><text:span text:style-name="T42_10">.</text:span></text:p>
      <text:p text:style-name="P43"><text:span text:style-name="T43_1">21.</text:span><text:span text:style-name="T43_2"><text:s/></text:span><text:span text:style-name="T43_3">Организует</text:span><text:span text:style-name="T43_4"><text:s/></text:span><text:span text:style-name="T43_5">проведение</text:span><text:span text:style-name="T43_6"><text:s/></text:span><text:span text:style-name="T43_7">собраний</text:span><text:span text:style-name="T43_8">,<text:s/></text:span><text:span text:style-name="T43_9">презентаций</text:span><text:span text:style-name="T43_10">,<text:s/></text:span><text:span text:style-name="T43_11">выставок</text:span><text:span text:style-name="T43_12"><text:s/></text:span><text:span text:style-name="T43_13">и</text:span><text:span text:style-name="T43_14"><text:s/></text:span><text:span text:style-name="T43_15">обучающих</text:span><text:span text:style-name="T43_16"><text:s/></text:span><text:span text:style-name="T43_17">мероприятий</text:span><text:span text:style-name="T43_18">.</text:span></text:p>
      <text:p text:style-name="P44"><text:span text:style-name="T44_1">22.</text:span><text:span text:style-name="T44_2"><text:s/></text:span><text:span text:style-name="T44_3">Поддерживает</text:span><text:span text:style-name="T44_4"><text:s/></text:span><text:span text:style-name="T44_5">связь</text:span><text:span text:style-name="T44_6"><text:s/></text:span><text:span text:style-name="T44_7">с</text:span><text:span text:style-name="T44_8"><text:s/></text:span><text:span text:style-name="T44_9">разработчиками</text:span><text:span text:style-name="T44_10"><text:s/></text:span><text:span text:style-name="T44_11">сайта</text:span><text:span text:style-name="T44_12">,<text:s/></text:span><text:span text:style-name="T44_13">программного</text:span><text:span text:style-name="T44_14"><text:s/></text:span><text:span text:style-name="T44_15">обеспечения</text:span><text:span text:style-name="T44_16"><text:s/></text:span><text:span text:style-name="T44_17">и</text:span><text:span text:style-name="T44_18"><text:s/></text:span><text:span text:style-name="T44_19">обеспечивает</text:span><text:span text:style-name="T44_20"><text:s/></text:span><text:span text:style-name="T44_21">их</text:span><text:span text:style-name="T44_22"><text:s/></text:span><text:span text:style-name="T44_23">бесперебойную</text:span><text:span text:style-name="T44_24"><text:s/></text:span><text:span text:style-name="T44_25">работу</text:span><text:span text:style-name="T44_26">.</text:span></text:p>
      <text:p text:style-name="P45"><text:span text:style-name="T45_1"><text:s/></text:span></text:p>
      <text:p text:style-name="P46"><text:span text:style-name="T46_1">Содействие</text:span><text:span text:style-name="T46_2"><text:s/></text:span><text:span text:style-name="T46_3">в</text:span><text:span text:style-name="T46_4"><text:s/></text:span><text:span text:style-name="T46_5">реализации</text:span><text:span text:style-name="T46_6"><text:s/></text:span><text:span text:style-name="T46_7">идей</text:span><text:span text:style-name="T46_8"><text:s/></text:span><text:span text:style-name="T46_9">членов</text:span><text:span text:style-name="T46_10"><text:s/></text:span><text:span text:style-name="T46_11">Клуба</text:span></text:p>
      <text:p text:style-name="P47"><text:span text:style-name="T47_1"><text:s/></text:span></text:p>
      <text:p text:style-name="P48"><text:span text:style-name="T48_1">23.</text:span><text:span text:style-name="T48_2"><text:s/></text:span><text:span text:style-name="T48_3">Член</text:span><text:span text:style-name="T48_4"><text:s/></text:span><text:span text:style-name="T48_5">Клуба</text:span><text:span text:style-name="T48_6"><text:s/></text:span><text:span text:style-name="T48_7">может</text:span><text:span text:style-name="T48_8"><text:s/></text:span><text:span text:style-name="T48_9">зарегистрировать</text:span><text:span text:style-name="T48_10"><text:s/></text:span><text:span text:style-name="T48_11">свою</text:span><text:span text:style-name="T48_12"><text:s/></text:span><text:span text:style-name="T48_13">идею</text:span><text:span text:style-name="T48_14"><text:s/></text:span><text:span text:style-name="T48_15">и</text:span><text:span text:style-name="T48_16"><text:s/>(</text:span><text:span text:style-name="T48_17">или</text:span><text:span text:style-name="T48_18">)<text:s/></text:span><text:span text:style-name="T48_19">проект</text:span><text:span text:style-name="T48_20"><text:s/></text:span><text:span text:style-name="T48_21">в</text:span><text:span text:style-name="T48_22"><text:s/></text:span><text:span text:style-name="T48_23">Реестре</text:span><text:span text:style-name="T48_24"><text:s/></text:span><text:span text:style-name="T48_25">проектов</text:span><text:span text:style-name="T48_26">.</text:span></text:p>
      <text:p text:style-name="P49"><text:span text:style-name="T49_1">24.</text:span><text:span text:style-name="T49_2"><text:s/></text:span><text:span text:style-name="T49_3">Члены</text:span><text:span text:style-name="T49_4"><text:s/></text:span><text:span text:style-name="T49_5">Клуба</text:span><text:span text:style-name="T49_6"><text:s/></text:span><text:span text:style-name="T49_7">могут</text:span><text:span text:style-name="T49_8"><text:s/></text:span><text:span text:style-name="T49_9">создавать</text:span><text:span text:style-name="T49_10"><text:s/></text:span><text:span text:style-name="T49_11">команды</text:span><text:span text:style-name="T49_12"><text:s/></text:span><text:span text:style-name="T49_13">и</text:span><text:span text:style-name="T49_14"><text:s/></text:span><text:span text:style-name="T49_15">привлекать</text:span><text:span text:style-name="T49_16"><text:s/></text:span><text:span text:style-name="T49_17">ресурсы</text:span><text:span text:style-name="T49_18">,<text:s/></text:span><text:span text:style-name="T49_19">любыми</text:span><text:span text:style-name="T49_20"><text:s/></text:span><text:span text:style-name="T49_21">доступными</text:span><text:span text:style-name="T49_22"><text:s/></text:span><text:span text:style-name="T49_23">способами</text:span><text:span text:style-name="T49_24"><text:s/></text:span><text:span text:style-name="T49_25">в</text:span><text:span text:style-name="T49_26"><text:s/></text:span><text:span text:style-name="T49_27">соотвествии</text:span><text:span text:style-name="T49_28"><text:s/></text:span><text:span text:style-name="T49_29">с</text:span><text:span text:style-name="T49_30"><text:s/></text:span><text:span text:style-name="T49_31">действующим</text:span><text:span text:style-name="T49_32"><text:s/></text:span><text:span text:style-name="T49_33">законодательством</text:span><text:span text:style-name="T49_34"><text:s/>-<text:s/></text:span><text:span text:style-name="T49_35">Краудсорсинг</text:span><text:span text:style-name="T49_36">.</text:span></text:p>
      <text:p text:style-name="P50"><text:span text:style-name="T50_1">25.</text:span><text:span text:style-name="T50_2"><text:s/></text:span><text:span text:style-name="T50_3"><text:s/></text:span><text:span text:style-name="T50_4">При</text:span><text:span text:style-name="T50_5"><text:s/></text:span><text:span text:style-name="T50_6">создании</text:span><text:span text:style-name="T50_7"><text:s/></text:span><text:span text:style-name="T50_8">Команды</text:span><text:span text:style-name="T50_9">,<text:s/></text:span><text:span text:style-name="T50_10">автор</text:span><text:span text:style-name="T50_11"><text:s/></text:span><text:span text:style-name="T50_12">идеи</text:span><text:span text:style-name="T50_13"><text:s/></text:span><text:span text:style-name="T50_14">становится</text:span><text:span text:style-name="T50_15"><text:s/></text:span><text:span text:style-name="T50_16">Капитаном</text:span><text:span text:style-name="T50_17"><text:s/></text:span><text:span text:style-name="T50_18">группы</text:span><text:span text:style-name="T50_19">,<text:s/></text:span><text:span text:style-name="T50_20">а</text:span><text:span text:style-name="T50_21"><text:s/></text:span><text:span text:style-name="T50_22">в</text:span><text:span text:style-name="T50_23"><text:s/></text:span><text:span text:style-name="T50_24">случае</text:span><text:span text:style-name="T50_25">,<text:s/></text:span><text:span text:style-name="T50_26">если</text:span><text:span text:style-name="T50_27"><text:s/></text:span><text:span text:style-name="T50_28">у</text:span><text:span text:style-name="T50_29"><text:s/></text:span><text:span text:style-name="T50_30">автора</text:span><text:span text:style-name="T50_31"><text:s/></text:span><text:span text:style-name="T50_32">недостаточно</text:span><text:span text:style-name="T50_33"><text:s/></text:span><text:span text:style-name="T50_34">организаторских</text:span><text:span text:style-name="T50_35"><text:s/></text:span><text:span text:style-name="T50_36">способностей</text:span><text:span text:style-name="T50_37">,<text:s/></text:span><text:span text:style-name="T50_38">то</text:span><text:span text:style-name="T50_39"><text:s/></text:span><text:span text:style-name="T50_40">он</text:span><text:span text:style-name="T50_41"><text:s/></text:span><text:span text:style-name="T50_42">может</text:span><text:span text:style-name="T50_43"><text:s/></text:span><text:span text:style-name="T50_44">привлечь</text:span><text:span text:style-name="T50_45"><text:s/></text:span><text:span text:style-name="T50_46">администратора</text:span><text:span text:style-name="T50_47"><text:s/>-<text:s/></text:span><text:span text:style-name="T50_48">Боцмана</text:span><text:span text:style-name="T50_49">,<text:s/></text:span><text:span text:style-name="T50_50">который</text:span><text:span text:style-name="T50_51"><text:s/></text:span><text:span text:style-name="T50_52">так</text:span><text:span text:style-name="T50_53"><text:s/></text:span><text:span text:style-name="T50_54">же</text:span><text:span text:style-name="T50_55"><text:s/></text:span><text:span text:style-name="T50_56">становится</text:span><text:span text:style-name="T50_57"><text:s/></text:span><text:span text:style-name="T50_58">членом</text:span><text:span text:style-name="T50_59"><text:s/></text:span><text:span text:style-name="T50_60">Команды</text:span><text:span text:style-name="T50_61">.</text:span></text:p>
      <text:p text:style-name="P51"><text:span text:style-name="T51_1">26.<text:s/></text:span><text:span text:style-name="T51_2">Участники</text:span><text:span text:style-name="T51_3"><text:s/></text:span><text:span text:style-name="T51_4">Команды</text:span><text:span text:style-name="T51_5"><text:s/></text:span><text:span text:style-name="T51_6">осознанно</text:span><text:span text:style-name="T51_7"><text:s/></text:span><text:span text:style-name="T51_8">принимают</text:span><text:span text:style-name="T51_9"><text:s/></text:span><text:span text:style-name="T51_10">правило</text:span><text:span text:style-name="T51_11">,<text:s/></text:span><text:span text:style-name="T51_12">что</text:span><text:span text:style-name="T51_13"><text:s/></text:span><text:span text:style-name="T51_14">доходы</text:span><text:span text:style-name="T51_15"><text:s/></text:span><text:span text:style-name="T51_16">можно</text:span><text:span text:style-name="T51_17"><text:s/></text:span><text:span text:style-name="T51_18">получить</text:span><text:span text:style-name="T51_19"><text:s/></text:span><text:span text:style-name="T51_20">только</text:span><text:span text:style-name="T51_21"><text:s/></text:span><text:span text:style-name="T51_22">в</text:span><text:span text:style-name="T51_23"><text:s/></text:span><text:span text:style-name="T51_24">случае</text:span><text:span text:style-name="T51_25"><text:s/></text:span><text:span text:style-name="T51_26">успешной</text:span><text:span text:style-name="T51_27"><text:s/></text:span><text:span text:style-name="T51_28">реализации</text:span><text:span text:style-name="T51_29"><text:s/></text:span><text:span text:style-name="T51_30">проекта</text:span><text:span text:style-name="T51_31">,<text:s/></text:span><text:span text:style-name="T51_32">поэтому</text:span><text:span text:style-name="T51_33"><text:s/></text:span><text:span text:style-name="T51_34">работают</text:span><text:span text:style-name="T51_35"><text:s/></text:span><text:span text:style-name="T51_36">с</text:span><text:span text:style-name="T51_37"><text:s/></text:span><text:span text:style-name="T51_38">полной</text:span><text:span text:style-name="T51_39"><text:s/></text:span><text:span text:style-name="T51_40">отдачей</text:span><text:span text:style-name="T51_41"><text:s/></text:span><text:span text:style-name="T51_42">за</text:span><text:span text:style-name="T51_43"><text:s/></text:span><text:span text:style-name="T51_44">право</text:span><text:span text:style-name="T51_45"><text:s/></text:span><text:span text:style-name="T51_46">получать</text:span><text:span text:style-name="T51_47"><text:s/></text:span><text:span text:style-name="T51_48">долю</text:span><text:span text:style-name="T51_49"><text:s/></text:span><text:span text:style-name="T51_50">от</text:span><text:span text:style-name="T51_51"><text:s/></text:span><text:span text:style-name="T51_52">прибыли</text:span><text:span text:style-name="T51_53"><text:s/></text:span><text:span text:style-name="T51_54">той</text:span><text:span text:style-name="T51_55"><text:s/></text:span><text:span text:style-name="T51_56">идеи</text:span><text:span text:style-name="T51_57">,<text:s/></text:span><text:span text:style-name="T51_58">которая</text:span><text:span text:style-name="T51_59"><text:s/></text:span><text:span text:style-name="T51_60">им</text:span><text:span text:style-name="T51_61"><text:s/></text:span><text:span text:style-name="T51_62">понравилась</text:span><text:span text:style-name="T51_63"><text:s/></text:span><text:span text:style-name="T51_64">и</text:span><text:span text:style-name="T51_65"><text:s/></text:span><text:span text:style-name="T51_66">на</text:span><text:span text:style-name="T51_67"><text:s/></text:span><text:span text:style-name="T51_68">благо</text:span><text:span text:style-name="T51_69"><text:s/></text:span><text:span text:style-name="T51_70">которой</text:span><text:span text:style-name="T51_71"><text:s/></text:span><text:span text:style-name="T51_72">они</text:span><text:span text:style-name="T51_73"><text:s/></text:span><text:span text:style-name="T51_74">трудятся</text:span><text:span text:style-name="T51_75">.</text:span></text:p>
      <text:p text:style-name="P52"><text:span text:style-name="T52_1">27.<text:s/></text:span><text:span text:style-name="T52_2">Распределение</text:span><text:span text:style-name="T52_3"><text:s/></text:span><text:span text:style-name="T52_4">долей</text:span><text:span text:style-name="T52_5"><text:s/></text:span><text:span text:style-name="T52_6">по</text:span><text:span text:style-name="T52_7"><text:s/></text:span><text:span text:style-name="T52_8">проекту</text:span><text:span text:style-name="T52_9"><text:s/></text:span><text:span text:style-name="T52_10">осуществляется</text:span><text:span text:style-name="T52_11"><text:s/></text:span><text:span text:style-name="T52_12">по</text:span><text:span text:style-name="T52_13"><text:s/></text:span><text:span text:style-name="T52_14">правилам</text:span><text:span text:style-name="T52_15"><text:s/></text:span><text:span text:style-name="T52_16">Водянова</text:span><text:span text:style-name="T52_17"><text:s/>(?),<text:s/></text:span><text:span text:style-name="T52_18">когда</text:span><text:span text:style-name="T52_19"><text:s/></text:span><text:span text:style-name="T52_20">полученная</text:span><text:span text:style-name="T52_21"><text:s/></text:span><text:span text:style-name="T52_22">прибыль</text:span><text:span text:style-name="T52_23"><text:s/></text:span><text:span text:style-name="T52_24">делится</text:span><text:span text:style-name="T52_25"><text:s/></text:span><text:span text:style-name="T52_26">поровну</text:span><text:span text:style-name="T52_27"><text:s/></text:span><text:span text:style-name="T52_28">среди</text:span><text:span text:style-name="T52_29"><text:s/></text:span><text:span text:style-name="T52_30">участников</text:span><text:span text:style-name="T52_31"><text:s/></text:span><text:span text:style-name="T52_32">Команды</text:span><text:span text:style-name="T52_33"><text:s/></text:span><text:span text:style-name="T52_34">и</text:span><text:span text:style-name="T52_35"><text:s/></text:span><text:span text:style-name="T52_36">каждый</text:span><text:span text:style-name="T52_37"><text:s/></text:span><text:span text:style-name="T52_38">должен</text:span><text:span text:style-name="T52_39"><text:s/></text:span><text:span text:style-name="T52_40">распределить</text:span><text:span text:style-name="T52_41"><text:s/></text:span><text:span text:style-name="T52_42">свою</text:span><text:span text:style-name="T52_43"><text:s/></text:span><text:span text:style-name="T52_44">долю</text:span><text:span text:style-name="T52_45"><text:s/></text:span><text:span text:style-name="T52_46">среди</text:span><text:span text:style-name="T52_47"><text:s/></text:span><text:span text:style-name="T52_48">всех</text:span><text:span text:style-name="T52_49">,<text:s/></text:span><text:span text:style-name="T52_50">кроме</text:span><text:span text:style-name="T52_51"><text:s/></text:span><text:span text:style-name="T52_52">себя</text:span><text:span text:style-name="T52_53"><text:s/></text:span><text:span text:style-name="T52_54">самого</text:span><text:span text:style-name="T52_55">.<text:s/></text:span><text:span text:style-name="T52_56">Либо</text:span><text:span text:style-name="T52_57"><text:s/></text:span><text:span text:style-name="T52_58">по</text:span><text:span text:style-name="T52_59"><text:s/></text:span><text:span text:style-name="T52_60">любым</text:span><text:span text:style-name="T52_61"><text:s/></text:span><text:span text:style-name="T52_62">другим</text:span><text:span text:style-name="T52_63"><text:s/></text:span><text:span text:style-name="T52_64">правилам</text:span><text:span text:style-name="T52_65">,<text:s/></text:span><text:span text:style-name="T52_66">на</text:span><text:span text:style-name="T52_67"><text:s/></text:span><text:span text:style-name="T52_68">усмотрение</text:span><text:span text:style-name="T52_69"><text:s/></text:span><text:span text:style-name="T52_70">Команды</text:span><text:span text:style-name="T52_71">,<text:s/></text:span><text:span text:style-name="T52_72">оформленным</text:span><text:span text:style-name="T52_73"><text:s/></text:span><text:span text:style-name="T52_74">заблаговременно</text:span><text:span text:style-name="T52_75"><text:s/></text:span><text:span text:style-name="T52_76">в</text:span><text:span text:style-name="T52_77"><text:s/></text:span><text:span text:style-name="T52_78">письменном</text:span><text:span text:style-name="T52_79"><text:s/></text:span><text:span text:style-name="T52_80">виде</text:span><text:span text:style-name="T52_81">.</text:span></text:p>
      <text:p text:style-name="P53"><text:span text:style-name="T53_1">28.<text:s/></text:span><text:span text:style-name="T53_2">Результаты</text:span><text:span text:style-name="T53_3"><text:s/></text:span><text:span text:style-name="T53_4">проектов</text:span><text:span text:style-name="T53_5"><text:s/></text:span><text:span text:style-name="T53_6">и</text:span><text:span text:style-name="T53_7"><text:s/></text:span><text:span text:style-name="T53_8">деятельность</text:span><text:span text:style-name="T53_9"><text:s/></text:span><text:span text:style-name="T53_10">членов</text:span><text:span text:style-name="T53_11"><text:s/></text:span><text:span text:style-name="T53_12">Команды</text:span><text:span text:style-name="T53_13"><text:s/></text:span><text:span text:style-name="T53_14">отражается</text:span><text:span text:style-name="T53_15"><text:s/></text:span><text:span text:style-name="T53_16">в</text:span><text:span text:style-name="T53_17"><text:s/>“</text:span><text:span text:style-name="T53_18">Репутационном</text:span><text:span text:style-name="T53_19"><text:s/></text:span><text:span text:style-name="T53_20">Реестре</text:span><text:span text:style-name="T53_21">”<text:s/></text:span><text:span text:style-name="T53_22">Клуба</text:span><text:span text:style-name="T53_23">.</text:span></text:p>
      <text:p text:style-name="P54"/>
      <text:p text:style-name="P55"><text:span text:style-name="T55_1">Реализация</text:span><text:span text:style-name="T55_2"><text:s/></text:span><text:span text:style-name="T55_3">программы</text:span><text:span text:style-name="T55_4"><text:s/></text:span><text:span text:style-name="T55_5">БОД</text:span></text:p>
      <text:p text:style-name="P56"/>
      <text:p text:style-name="P57"><text:span text:style-name="T57_1">29.<text:s/></text:span><text:span text:style-name="T57_2">БОД</text:span><text:span text:style-name="T57_3"><text:s/>(</text:span><text:span text:style-name="T57_4">безусловный</text:span><text:span text:style-name="T57_5"><text:s/></text:span><text:span text:style-name="T57_6">основной</text:span><text:span text:style-name="T57_7"><text:s/></text:span><text:span text:style-name="T57_8">доход</text:span><text:span text:style-name="T57_9">)<text:s/>-<text:s/></text:span><text:span text:style-name="T57_10">это</text:span><text:span text:style-name="T57_11"><text:s/></text:span><text:span text:style-name="T57_12">устойчивое</text:span><text:span text:style-name="T57_13"><text:s/></text:span><text:span text:style-name="T57_14">развитие</text:span><text:span text:style-name="T57_15"><text:s/></text:span><text:span text:style-name="T57_16">общества</text:span><text:span text:style-name="T57_17"><text:s/></text:span><text:span text:style-name="T57_18">в</text:span><text:span text:style-name="T57_19"><text:s/></text:span><text:span text:style-name="T57_20">приближающейся</text:span><text:span text:style-name="T57_21"><text:s/></text:span><text:span text:style-name="T57_22">эре</text:span><text:span text:style-name="T57_23"><text:s/>“</text:span><text:span text:style-name="T57_24">технологической</text:span><text:span text:style-name="T57_25"><text:s/></text:span><text:span text:style-name="T57_26">безработице</text:span><text:span text:style-name="T57_27">”.</text:span></text:p>
      <text:p text:style-name="P58"><text:span text:style-name="T58_1">30.<text:s/></text:span><text:span text:style-name="T58_2">Проекты</text:span><text:span text:style-name="T58_3"><text:s/></text:span><text:span text:style-name="T58_4">членов</text:span><text:span text:style-name="T58_5"><text:s/></text:span><text:span text:style-name="T58_6">Клуба</text:span><text:span text:style-name="T58_7"><text:s/></text:span><text:span text:style-name="T58_8">должны</text:span><text:span text:style-name="T58_9"><text:s/></text:span><text:span text:style-name="T58_10">отвечать</text:span><text:span text:style-name="T58_11"><text:s/></text:span><text:span text:style-name="T58_12">требованию</text:span><text:span text:style-name="T58_13"><text:s/></text:span><text:span text:style-name="T58_14">времени</text:span><text:span text:style-name="T58_15"><text:s/></text:span><text:span text:style-name="T58_16">и</text:span><text:span text:style-name="T58_17"><text:s/></text:span><text:span text:style-name="T58_18">создаваемому</text:span><text:span text:style-name="T58_19"><text:s/></text:span><text:span text:style-name="T58_20">будущему</text:span><text:span text:style-name="T58_21">,<text:s/></text:span><text:span text:style-name="T58_22">быть</text:span><text:span text:style-name="T58_23"><text:s/></text:span><text:span text:style-name="T58_24">направлены</text:span><text:span text:style-name="T58_25"><text:s/></text:span><text:span text:style-name="T58_26">на</text:span><text:span text:style-name="T58_27"><text:s/></text:span><text:span text:style-name="T58_28">удовлетворение</text:span><text:span text:style-name="T58_29"><text:s/></text:span><text:span text:style-name="T58_30">потребностей</text:span><text:span text:style-name="T58_31"><text:s/></text:span><text:span text:style-name="T58_32">людей</text:span><text:span text:style-name="T58_33">.</text:span></text:p>
      <text:p text:style-name="P59"/>
      <text:p text:style-name="P60"><text:span text:style-name="T60_1">Финансирование</text:span><text:span text:style-name="T60_2"><text:s/></text:span><text:span text:style-name="T60_3">Клуба</text:span><text:span text:style-name="T60_4"><text:s/></text:span><text:span text:style-name="T60_5">инноваторов</text:span></text:p>
      <text:p text:style-name="P61"/>
      <text:p text:style-name="P62"><text:span text:style-name="T62_1">31.<text:s/></text:span><text:span text:style-name="T62_2">Финансирование</text:span><text:span text:style-name="T62_3"><text:s/></text:span><text:span text:style-name="T62_4">Клуба</text:span><text:span text:style-name="T62_5"><text:s/></text:span><text:span text:style-name="T62_6">осуществляется</text:span><text:span text:style-name="T62_7"><text:s/></text:span><text:span text:style-name="T62_8">путём</text:span><text:span text:style-name="T62_9"><text:s/></text:span><text:span text:style-name="T62_10">сбора</text:span><text:span text:style-name="T62_11"><text:s/></text:span><text:span text:style-name="T62_12">членских</text:span><text:span text:style-name="T62_13"><text:s/></text:span><text:span text:style-name="T62_14">и</text:span><text:span text:style-name="T62_15"><text:s/></text:span><text:span text:style-name="T62_16">целевых</text:span><text:span text:style-name="T62_17"><text:s/></text:span><text:span text:style-name="T62_18">взносов</text:span><text:span text:style-name="T62_19">,<text:s/></text:span><text:span text:style-name="T62_20">добровольных</text:span><text:span text:style-name="T62_21"><text:s/></text:span><text:span text:style-name="T62_22">пожертвований</text:span><text:span text:style-name="T62_23"><text:s/></text:span><text:span text:style-name="T62_24">и</text:span><text:span text:style-name="T62_25">/</text:span><text:span text:style-name="T62_26">или</text:span><text:span text:style-name="T62_27"><text:s/></text:span><text:span text:style-name="T62_28">помощи</text:span><text:span text:style-name="T62_29">,<text:s/></text:span><text:span text:style-name="T62_30">предоставлении</text:span><text:span text:style-name="T62_31"><text:s/></text:span><text:span text:style-name="T62_32">ресурсов</text:span><text:span text:style-name="T62_33"><text:s/></text:span><text:span text:style-name="T62_34">для</text:span><text:span text:style-name="T62_35"><text:s/></text:span><text:span text:style-name="T62_36">достижения</text:span><text:span text:style-name="T62_37"><text:s/></text:span><text:span text:style-name="T62_38">целей</text:span><text:span text:style-name="T62_39"><text:s/></text:span><text:span text:style-name="T62_40">проектов</text:span><text:span text:style-name="T62_41"><text:s/></text:span><text:span text:style-name="T62_42">через</text:span><text:span text:style-name="T62_43"><text:s/></text:span><text:span text:style-name="T62_44">уполномоченные</text:span><text:span text:style-name="T62_45"><text:s/></text:span><text:span text:style-name="T62_46">организации</text:span><text:span text:style-name="T62_47"><text:s/></text:span><text:span text:style-name="T62_48">Клуба</text:span><text:span text:style-name="T62_49">.</text:span></text:p>
      <text:p text:style-name="P63"><text:span text:style-name="T63_1">32.<text:s/></text:span><text:span text:style-name="T63_2">Уполномоченные</text:span><text:span text:style-name="T63_3"><text:s/></text:span><text:span text:style-name="T63_4">организации</text:span><text:span text:style-name="T63_5"><text:s/></text:span><text:span text:style-name="T63_6">должны</text:span><text:span text:style-name="T63_7"><text:s/></text:span><text:span text:style-name="T63_8">иметь</text:span><text:span text:style-name="T63_9"><text:s/></text:span><text:span text:style-name="T63_10">устойчивое</text:span><text:span text:style-name="T63_11"><text:s/></text:span><text:span text:style-name="T63_12">финансовое</text:span><text:span text:style-name="T63_13"><text:s/></text:span><text:span text:style-name="T63_14">положение</text:span><text:span text:style-name="T63_15"><text:s/></text:span><text:span text:style-name="T63_16">и</text:span><text:span text:style-name="T63_17"><text:s/></text:span><text:span text:style-name="T63_18">положительную</text:span><text:span text:style-name="T63_19"><text:s/></text:span><text:span text:style-name="T63_20">деловую</text:span><text:span text:style-name="T63_21"><text:s/></text:span><text:span text:style-name="T63_22">репутацию</text:span><text:span text:style-name="T63_23">.</text:span></text:p>
      <text:p text:style-name="P64"/>
      <text:p text:style-name="P65"><text:span text:style-name="T65_1">Заключительные</text:span><text:span text:style-name="T65_2"><text:s/></text:span><text:span text:style-name="T65_3">условия</text:span></text:p>
      <text:p text:style-name="P66"/>
      <text:p text:style-name="P67"><text:span text:style-name="T67_1">33.<text:s/></text:span><text:span text:style-name="T67_2">Исключение</text:span><text:span text:style-name="T67_3"><text:s/></text:span><text:span text:style-name="T67_4">из</text:span><text:span text:style-name="T67_5"><text:s/></text:span><text:span text:style-name="T67_6">Клуба</text:span><text:span text:style-name="T67_7"><text:s/></text:span><text:span text:style-name="T67_8">и</text:span><text:span text:style-name="T67_9"><text:s/></text:span><text:span text:style-name="T67_10">из</text:span><text:span text:style-name="T67_11"><text:s/></text:span><text:span text:style-name="T67_12">реестра</text:span><text:span text:style-name="T67_13"><text:s/></text:span><text:span text:style-name="T67_14">Членов</text:span><text:span text:style-name="T67_15"><text:s/></text:span><text:span text:style-name="T67_16">Клуба</text:span><text:span text:style-name="T67_17"><text:s/></text:span><text:span text:style-name="T67_18">происходит</text:span><text:span text:style-name="T67_19"><text:s/></text:span><text:span text:style-name="T67_20">автоматически</text:span><text:span text:style-name="T67_21"><text:s/></text:span><text:span text:style-name="T67_22">при</text:span><text:span text:style-name="T67_23"><text:s/></text:span><text:span text:style-name="T67_24">не</text:span><text:span text:style-name="T67_25"><text:s/></text:span><text:span text:style-name="T67_26">выполнении</text:span><text:span text:style-name="T67_27"><text:s/></text:span><text:span text:style-name="T67_28">настоящих</text:span><text:span text:style-name="T67_29"><text:s/></text:span><text:span text:style-name="T67_30">правил</text:span><text:span text:style-name="T67_31">.</text:span></text:p>
      <text:p text:style-name="P68"><text:span text:style-name="T68_1">34.<text:s/></text:span><text:span text:style-name="T68_2">Ликвидация</text:span><text:span text:style-name="T68_3"><text:s/></text:span><text:span text:style-name="T68_4">или</text:span><text:span text:style-name="T68_5"><text:s/></text:span><text:span text:style-name="T68_6">реорганизация</text:span><text:span text:style-name="T68_7"><text:s/></text:span><text:span text:style-name="T68_8">Клуба</text:span><text:span text:style-name="T68_9"><text:s/></text:span><text:span text:style-name="T68_10">производится</text:span><text:span text:style-name="T68_11"><text:s/></text:span><text:span text:style-name="T68_12">на</text:span><text:span text:style-name="T68_13"><text:s/></text:span><text:span text:style-name="T68_14">основании</text:span><text:span text:style-name="T68_15"><text:s/></text:span><text:span text:style-name="T68_16">решения</text:span><text:span text:style-name="T68_17"><text:s/></text:span><text:span text:style-name="T68_18">Общего</text:span><text:span text:style-name="T68_19"><text:s/></text:span><text:span text:style-name="T68_20">собрания</text:span><text:span text:style-name="T68_21"><text:s/></text:span><text:span text:style-name="T68_22">членов</text:span><text:span text:style-name="T68_23"><text:s/></text:span><text:span text:style-name="T68_24">Клуба</text:span><text:span text:style-name="T68_25"><text:s/></text:span><text:span text:style-name="T68_26">инноваторов</text:span><text:span text:style-name="T68_27">.</text:span></text:p>
      <text:p text:style-name="P69"><text:span text:style-name="T69_1"><text:s/></text:span></text:p>
      <text:p text:style-name="P7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